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ndika Base36" svg:font-family="'Andika Base36'" style:font-pitch="variable"/>
    <style:font-face style:name="Andika Base6" svg:font-family="'Andika Base6'" style:font-pitch="variable"/>
    <style:font-face style:name="Andika Base6:frac" svg:font-family="'Andika Base6:frac'" style:font-pitch="variable"/>
    <style:font-face style:name="Andika Tauga" svg:font-family="'Andika Tauga'"/>
    <style:font-face style:name="Andika Tauga1" svg:font-family="'Andika Tauga'" style:font-pitch="variable"/>
    <style:font-face style:name="Andika1" svg:font-family="Andika" style:font-adornments="Regular" style:font-pitch="variable"/>
    <style:font-face style:name="Cascadia Mono Tauga" svg:font-family="'Cascadia Mono Tauga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0mm" table:align="margins" fo:background-color="transparent">
        <style:background-image/>
      </style:table-properties>
    </style:style>
    <style:style style:name="Tabela2.A" style:family="table-column">
      <style:table-column-properties style:column-width="143.76mm" style:rel-column-width="55417*"/>
    </style:style>
    <style:style style:name="Tabela2.B" style:family="table-column">
      <style:table-column-properties style:column-width="8.75mm" style:rel-column-width="3372*"/>
    </style:style>
    <style:style style:name="Tabela2.D" style:family="table-column">
      <style:table-column-properties style:column-width="8.75mm" style:rel-column-width="3374*"/>
    </style:style>
    <style:style style:name="Tabela2.A1" style:family="table-cell">
      <style:table-cell-properties style:vertical-align="middle" fo:padding="0mm" fo:border="none" style:writing-mode="page"/>
    </style:style>
    <style:style style:name="Tabela2.B1" style:family="table-cell">
      <style:table-cell-properties fo:padding="0mm" fo:border="none" style:writing-mode="page"/>
    </style:style>
    <style:style style:name="Tabela2.C1" style:family="table-cell">
      <style:table-cell-properties fo:padding="0mm" fo:border="none" style:writing-mode="page"/>
    </style:style>
    <style:style style:name="Tabela2.D1" style:family="table-cell">
      <style:table-cell-properties fo:padding="0mm" fo:border="none" style:writing-mode="page"/>
    </style:style>
    <style:style style:name="Tabela2.A2" style:family="table-cell">
      <style:table-cell-properties fo:padding="0mm" fo:border="none" style:writing-mode="page"/>
    </style:style>
    <style:style style:name="Tabela2.B2" style:family="table-cell">
      <style:table-cell-properties fo:padding="0mm" fo:border="none" style:writing-mode="page"/>
    </style:style>
    <style:style style:name="Tabela2.C2" style:family="table-cell">
      <style:table-cell-properties fo:padding="0mm" fo:border="none" style:writing-mode="page"/>
    </style:style>
    <style:style style:name="Tabela2.D2" style:family="table-cell">
      <style:table-cell-properties fo:padding="0mm" fo:border="none" style:writing-mode="page"/>
    </style:style>
    <style:style style:name="Tabela2.A3" style:family="table-cell">
      <style:table-cell-properties fo:padding="0mm" fo:border="none" style:writing-mode="page"/>
    </style:style>
    <style:style style:name="Tabela2.B3" style:family="table-cell">
      <style:table-cell-properties fo:padding="0mm" fo:border="none" style:writing-mode="page"/>
    </style:style>
    <style:style style:name="Tabela2.C3" style:family="table-cell">
      <style:table-cell-properties fo:padding="0mm" fo:border="none" style:writing-mode="page"/>
    </style:style>
    <style:style style:name="Tabela2.D3" style:family="table-cell">
      <style:table-cell-properties fo:padding="0mm" fo:border="none" style:writing-mode="page"/>
    </style:style>
    <style:style style:name="Tabela2.4" style:family="table-row">
      <style:table-row-properties fo:background-color="transparent">
        <style:background-image/>
      </style:table-row-properties>
    </style:style>
    <style:style style:name="Tabela2.A4" style:family="table-cell">
      <style:table-cell-properties fo:padding="0mm" fo:border="none" style:writing-mode="page"/>
    </style:style>
    <style:style style:name="Tabela2.B4" style:family="table-cell">
      <style:table-cell-properties fo:padding="0mm" fo:border="none" style:writing-mode="page"/>
    </style:style>
    <style:style style:name="Tabela2.C4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ela2.D4" style:family="table-cell">
      <style:table-cell-properties fo:padding="0.49mm" fo:border="0.05pt solid #000000" style:writing-mode="page"/>
    </style:style>
    <style:style style:name="Tabela2.A5" style:family="table-cell">
      <style:table-cell-properties fo:padding="0mm" fo:border="none" style:writing-mode="page"/>
    </style:style>
    <style:style style:name="Tabela2.B5" style:family="table-cell">
      <style:table-cell-properties fo:padding="0mm" fo:border="none" style:writing-mode="page"/>
    </style:style>
    <style:style style:name="Tabela2.C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2.D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2.A6" style:family="table-cell">
      <style:table-cell-properties fo:padding="0mm" fo:border="none" style:writing-mode="page"/>
    </style:style>
    <style:style style:name="Tabela2.B6" style:family="table-cell">
      <style:table-cell-properties fo:padding="0mm" fo:border="none" style:writing-mode="page"/>
    </style:style>
    <style:style style:name="Tabela2.C6" style:family="table-cell">
      <style:table-cell-properties fo:padding="0mm" fo:border="none" style:writing-mode="page"/>
    </style:style>
    <style:style style:name="Tabela2.D6" style:family="table-cell">
      <style:table-cell-properties fo:padding="0mm" fo:border="none" style:writing-mode="page"/>
    </style:style>
    <style:style style:name="Tabela2.A7" style:family="table-cell">
      <style:table-cell-properties fo:padding="0mm" fo:border="none" style:writing-mode="page"/>
    </style:style>
    <style:style style:name="Tabela2.B7" style:family="table-cell">
      <style:table-cell-properties fo:padding="0mm" fo:border="none" style:writing-mode="page"/>
    </style:style>
    <style:style style:name="Tabela2.C7" style:family="table-cell">
      <style:table-cell-properties fo:padding="0mm" fo:border="none" style:writing-mode="page"/>
    </style:style>
    <style:style style:name="Tabela2.D7" style:family="table-cell">
      <style:table-cell-properties fo:padding="0mm" fo:border="none" style:writing-mode="page"/>
    </style:style>
    <style:style style:name="Tabela2.A8" style:family="table-cell">
      <style:table-cell-properties fo:padding="0mm" fo:border="none" style:writing-mode="page"/>
    </style:style>
    <style:style style:name="Tabela2.B8" style:family="table-cell">
      <style:table-cell-properties fo:padding="0mm" fo:border="none" style:writing-mode="page"/>
    </style:style>
    <style:style style:name="Tabela2.C8" style:family="table-cell">
      <style:table-cell-properties fo:padding="0mm" fo:border="none" style:writing-mode="page"/>
    </style:style>
    <style:style style:name="Tabela2.D8" style:family="table-cell">
      <style:table-cell-properties fo:padding="0mm" fo:border="none" style:writing-mode="page"/>
    </style:style>
    <style:style style:name="Tabela3" style:family="table">
      <style:table-properties style:width="170mm" table:align="margins"/>
    </style:style>
    <style:style style:name="Tabela3.A" style:family="table-column">
      <style:table-column-properties style:column-width="71.86mm" style:rel-column-width="27701*"/>
    </style:style>
    <style:style style:name="Tabela3.B" style:family="table-column">
      <style:table-column-properties style:column-width="26.25mm" style:rel-column-width="10117*"/>
    </style:style>
    <style:style style:name="Tabela3.C" style:family="table-column">
      <style:table-column-properties style:column-width="71.9mm" style:rel-column-width="27717*"/>
    </style:style>
    <style:style style:name="Tabela3.A1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3.B1" style:family="table-cell">
      <style:table-cell-properties style:vertical-align="middle" fo:padding="0.49mm" fo:border="1.5pt solid #757575" style:writing-mode="page"/>
    </style:style>
    <style:style style:name="Tabela3.C1" style:family="table-cell">
      <style:table-cell-properties style:vertical-align="middle" fo:padding-left="1.99mm" fo:padding-right="0mm" fo:padding-top="0mm" fo:padding-bottom="0mm" fo:border="none" style:writing-mode="page"/>
    </style:style>
    <style:style style:name="Tabela3.B2" style:family="table-cell">
      <style:table-cell-properties fo:padding="0.49mm" fo:border-left="1.5pt solid #757575" fo:border-right="1.5pt solid #757575" fo:border-top="none" fo:border-bottom="1.5pt solid #757575" style:writing-mode="page"/>
    </style:style>
    <style:style style:name="Tabela1" style:family="table">
      <style:table-properties style:width="170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75mm" style:rel-column-width="3372*"/>
    </style:style>
    <style:style style:name="Tabela1.D" style:family="table-column">
      <style:table-column-properties style:column-width="2.5mm" style:rel-column-width="965*"/>
    </style:style>
    <style:style style:name="Tabela1.W" style:family="table-column">
      <style:table-column-properties style:column-width="8.78mm" style:rel-column-width="3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middle" style:writing-mode="page"/>
    </style:style>
    <style:style style:name="Tabela1.B1" style:family="table-cell">
      <style:table-cell-properties style:vertical-align="middle" fo:padding="0.49mm" fo:border="1.5pt solid #757575" style:writing-mode="page"/>
    </style:style>
    <style:style style:name="Tabela1.C1" style:family="table-cell" style:data-style-name="N0">
      <style:table-cell-properties style:vertical-align="middle" style:writing-mode="page"/>
    </style:style>
    <style:style style:name="Tabela1.F1" style:family="table-cell">
      <style:table-cell-properties style:vertical-align="middle" fo:background-color="transparent" fo:padding="0.49mm" fo:border="1.5pt solid #757575" style:writing-mode="page">
        <style:background-image/>
      </style:table-cell-properties>
    </style:style>
    <style:style style:name="Tabela1.G1" style:family="table-cell" style:data-style-name="N0">
      <style:table-cell-properties style:vertical-align="middle" style:writing-mode="page"/>
    </style:style>
    <style:style style:name="Tabela1.K1" style:family="table-cell" style:data-style-name="N0">
      <style:table-cell-properties style:vertical-align="middle" style:writing-mode="page"/>
    </style:style>
    <style:style style:name="Tabela1.O1" style:family="table-cell" style:data-style-name="N0">
      <style:table-cell-properties style:vertical-align="middle" style:writing-mode="page"/>
    </style:style>
    <style:style style:name="Tabela1.S1" style:family="table-cell" style:data-style-name="N0">
      <style:table-cell-properties style:vertical-align="middle" style:writing-mode="page"/>
    </style:style>
    <style:style style:name="Tabela1.W1" style:family="table-cell" style:data-style-name="N0">
      <style:table-cell-properties style:vertical-align="middle" style:writing-mode="page"/>
    </style:style>
    <style:style style:name="Tabela1.A2" style:family="table-cell" style:data-style-name="N0">
      <style:table-cell-properties style:vertical-align="middle" style:writing-mode="page"/>
    </style:style>
    <style:style style:name="Tabela1.B2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2" style:family="table-cell" style:data-style-name="N0">
      <style:table-cell-properties style:vertical-align="middle" style:writing-mode="page"/>
    </style:style>
    <style:style style:name="Tabela1.E2" style:family="table-cell" style:data-style-name="N0">
      <style:table-cell-properties style:vertical-align="middle" style:writing-mode="page"/>
    </style:style>
    <style:style style:name="Tabela1.F2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G2" style:family="table-cell" style:data-style-name="N0">
      <style:table-cell-properties style:vertical-align="middle" style:writing-mode="page"/>
    </style:style>
    <style:style style:name="Tabela1.I2" style:family="table-cell" style:data-style-name="N0">
      <style:table-cell-properties style:vertical-align="middle" style:writing-mode="page"/>
    </style:style>
    <style:style style:name="Tabela1.J2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M2" style:family="table-cell" style:data-style-name="N0">
      <style:table-cell-properties style:vertical-align="middle" style:writing-mode="page"/>
    </style:style>
    <style:style style:name="Tabela1.N2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Q2" style:family="table-cell" style:data-style-name="N0">
      <style:table-cell-properties style:vertical-align="middle" style:writing-mode="page"/>
    </style:style>
    <style:style style:name="Tabela1.R2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U2" style:family="table-cell" style:data-style-name="N0">
      <style:table-cell-properties style:vertical-align="middle" style:writing-mode="page"/>
    </style:style>
    <style:style style:name="Tabela1.V2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3" style:family="table-row">
      <style:table-row-properties style:row-height="2.5mm"/>
    </style:style>
    <style:style style:name="Tabela1.C4" style:family="table-cell" style:data-style-name="N0">
      <style:table-cell-properties style:vertical-align="middle" style:writing-mode="page"/>
    </style:style>
    <style:style style:name="Tabela1.G4" style:family="table-cell" style:data-style-name="N0">
      <style:table-cell-properties style:vertical-align="middle" style:writing-mode="page"/>
    </style:style>
    <style:style style:name="Tabela1.K4" style:family="table-cell" style:data-style-name="N0">
      <style:table-cell-properties style:vertical-align="middle" style:writing-mode="page"/>
    </style:style>
    <style:style style:name="Tabela1.O4" style:family="table-cell" style:data-style-name="N0">
      <style:table-cell-properties style:vertical-align="middle" style:writing-mode="page"/>
    </style:style>
    <style:style style:name="Tabela1.S4" style:family="table-cell" style:data-style-name="N0">
      <style:table-cell-properties style:vertical-align="middle" style:writing-mode="page"/>
    </style:style>
    <style:style style:name="Tabela1.W4" style:family="table-cell" style:data-style-name="N0">
      <style:table-cell-properties style:vertical-align="middle" style:writing-mode="page"/>
    </style:style>
    <style:style style:name="Tabela1.A5" style:family="table-cell" style:data-style-name="N0">
      <style:table-cell-properties style:vertical-align="middle" style:writing-mode="page"/>
    </style:style>
    <style:style style:name="Tabela1.B5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5" style:family="table-cell" style:data-style-name="N0">
      <style:table-cell-properties style:vertical-align="middle" style:writing-mode="page"/>
    </style:style>
    <style:style style:name="Tabela1.E5" style:family="table-cell" style:data-style-name="N0">
      <style:table-cell-properties style:vertical-align="middle" style:writing-mode="page"/>
    </style:style>
    <style:style style:name="Tabela1.F5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G5" style:family="table-cell" style:data-style-name="N0">
      <style:table-cell-properties style:vertical-align="middle" style:writing-mode="page"/>
    </style:style>
    <style:style style:name="Tabela1.I5" style:family="table-cell" style:data-style-name="N0">
      <style:table-cell-properties style:vertical-align="middle" style:writing-mode="page"/>
    </style:style>
    <style:style style:name="Tabela1.J5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M5" style:family="table-cell" style:data-style-name="N0">
      <style:table-cell-properties style:vertical-align="middle" style:writing-mode="page"/>
    </style:style>
    <style:style style:name="Tabela1.N5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Q5" style:family="table-cell" style:data-style-name="N0">
      <style:table-cell-properties style:vertical-align="middle" style:writing-mode="page"/>
    </style:style>
    <style:style style:name="Tabela1.R5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U5" style:family="table-cell" style:data-style-name="N0">
      <style:table-cell-properties style:vertical-align="middle" style:writing-mode="page"/>
    </style:style>
    <style:style style:name="Tabela1.V5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7" style:family="table-cell" style:data-style-name="N0">
      <style:table-cell-properties style:vertical-align="middle" style:writing-mode="page"/>
    </style:style>
    <style:style style:name="Tabela1.G7" style:family="table-cell" style:data-style-name="N0">
      <style:table-cell-properties style:vertical-align="middle" style:writing-mode="page"/>
    </style:style>
    <style:style style:name="Tabela1.K7" style:family="table-cell" style:data-style-name="N0">
      <style:table-cell-properties style:vertical-align="middle" style:writing-mode="page"/>
    </style:style>
    <style:style style:name="Tabela1.O7" style:family="table-cell" style:data-style-name="N0">
      <style:table-cell-properties style:vertical-align="middle" style:writing-mode="page"/>
    </style:style>
    <style:style style:name="Tabela1.S7" style:family="table-cell" style:data-style-name="N0">
      <style:table-cell-properties style:vertical-align="middle" style:writing-mode="page"/>
    </style:style>
    <style:style style:name="Tabela1.W7" style:family="table-cell" style:data-style-name="N0">
      <style:table-cell-properties style:vertical-align="middle" style:writing-mode="page"/>
    </style:style>
    <style:style style:name="Tabela1.A8" style:family="table-cell" style:data-style-name="N0">
      <style:table-cell-properties style:vertical-align="middle" style:writing-mode="page"/>
    </style:style>
    <style:style style:name="Tabela1.B8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8" style:family="table-cell" style:data-style-name="N0">
      <style:table-cell-properties style:vertical-align="middle" style:writing-mode="page"/>
    </style:style>
    <style:style style:name="Tabela1.E8" style:family="table-cell" style:data-style-name="N0">
      <style:table-cell-properties style:vertical-align="middle" style:writing-mode="page"/>
    </style:style>
    <style:style style:name="Tabela1.F8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G8" style:family="table-cell" style:data-style-name="N0">
      <style:table-cell-properties style:vertical-align="middle" style:writing-mode="page"/>
    </style:style>
    <style:style style:name="Tabela1.I8" style:family="table-cell" style:data-style-name="N0">
      <style:table-cell-properties style:vertical-align="middle" style:writing-mode="page"/>
    </style:style>
    <style:style style:name="Tabela1.J8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M8" style:family="table-cell" style:data-style-name="N0">
      <style:table-cell-properties style:vertical-align="middle" style:writing-mode="page"/>
    </style:style>
    <style:style style:name="Tabela1.N8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Q8" style:family="table-cell" style:data-style-name="N0">
      <style:table-cell-properties style:vertical-align="middle" style:writing-mode="page"/>
    </style:style>
    <style:style style:name="Tabela1.R8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U8" style:family="table-cell" style:data-style-name="N0">
      <style:table-cell-properties style:vertical-align="middle" style:writing-mode="page"/>
    </style:style>
    <style:style style:name="Tabela1.V8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10" style:family="table-cell" style:data-style-name="N0">
      <style:table-cell-properties style:vertical-align="middle" style:writing-mode="page"/>
    </style:style>
    <style:style style:name="Tabela1.G10" style:family="table-cell" style:data-style-name="N0">
      <style:table-cell-properties style:vertical-align="middle" style:writing-mode="page"/>
    </style:style>
    <style:style style:name="Tabela1.K10" style:family="table-cell" style:data-style-name="N0">
      <style:table-cell-properties style:vertical-align="middle" style:writing-mode="page"/>
    </style:style>
    <style:style style:name="Tabela1.O10" style:family="table-cell" style:data-style-name="N0">
      <style:table-cell-properties style:vertical-align="middle" style:writing-mode="page"/>
    </style:style>
    <style:style style:name="Tabela1.S10" style:family="table-cell" style:data-style-name="N0">
      <style:table-cell-properties style:vertical-align="middle" style:writing-mode="page"/>
    </style:style>
    <style:style style:name="Tabela1.W10" style:family="table-cell" style:data-style-name="N0">
      <style:table-cell-properties style:vertical-align="middle" style:writing-mode="page"/>
    </style:style>
    <style:style style:name="Tabela1.A11" style:family="table-cell" style:data-style-name="N0">
      <style:table-cell-properties style:vertical-align="middle" style:writing-mode="page"/>
    </style:style>
    <style:style style:name="Tabela1.B11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11" style:family="table-cell" style:data-style-name="N0">
      <style:table-cell-properties style:vertical-align="middle" style:writing-mode="page"/>
    </style:style>
    <style:style style:name="Tabela1.E11" style:family="table-cell" style:data-style-name="N0">
      <style:table-cell-properties style:vertical-align="middle" style:writing-mode="page"/>
    </style:style>
    <style:style style:name="Tabela1.F11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G11" style:family="table-cell" style:data-style-name="N0">
      <style:table-cell-properties style:vertical-align="middle" style:writing-mode="page"/>
    </style:style>
    <style:style style:name="Tabela1.I11" style:family="table-cell" style:data-style-name="N0">
      <style:table-cell-properties style:vertical-align="middle" style:writing-mode="page"/>
    </style:style>
    <style:style style:name="Tabela1.J11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M11" style:family="table-cell" style:data-style-name="N0">
      <style:table-cell-properties style:vertical-align="middle" style:writing-mode="page"/>
    </style:style>
    <style:style style:name="Tabela1.N11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Q11" style:family="table-cell" style:data-style-name="N0">
      <style:table-cell-properties style:vertical-align="middle" style:writing-mode="page"/>
    </style:style>
    <style:style style:name="Tabela1.R11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U11" style:family="table-cell" style:data-style-name="N0">
      <style:table-cell-properties style:vertical-align="middle" style:writing-mode="page"/>
    </style:style>
    <style:style style:name="Tabela1.V11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13" style:family="table-cell" style:data-style-name="N0">
      <style:table-cell-properties style:vertical-align="middle" style:writing-mode="page"/>
    </style:style>
    <style:style style:name="Tabela1.G13" style:family="table-cell" style:data-style-name="N0">
      <style:table-cell-properties style:vertical-align="middle" style:writing-mode="page"/>
    </style:style>
    <style:style style:name="Tabela1.K13" style:family="table-cell" style:data-style-name="N0">
      <style:table-cell-properties style:vertical-align="middle" style:writing-mode="page"/>
    </style:style>
    <style:style style:name="Tabela1.O13" style:family="table-cell" style:data-style-name="N0">
      <style:table-cell-properties style:vertical-align="middle" style:writing-mode="page"/>
    </style:style>
    <style:style style:name="Tabela1.S13" style:family="table-cell" style:data-style-name="N0">
      <style:table-cell-properties style:vertical-align="middle" style:writing-mode="page"/>
    </style:style>
    <style:style style:name="Tabela1.W13" style:family="table-cell" style:data-style-name="N0">
      <style:table-cell-properties style:vertical-align="middle" style:writing-mode="page"/>
    </style:style>
    <style:style style:name="Tabela1.A14" style:family="table-cell" style:data-style-name="N0">
      <style:table-cell-properties style:vertical-align="middle" style:writing-mode="page"/>
    </style:style>
    <style:style style:name="Tabela1.B14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14" style:family="table-cell" style:data-style-name="N0">
      <style:table-cell-properties style:vertical-align="middle" style:writing-mode="page"/>
    </style:style>
    <style:style style:name="Tabela1.E14" style:family="table-cell" style:data-style-name="N0">
      <style:table-cell-properties style:vertical-align="middle" style:writing-mode="page"/>
    </style:style>
    <style:style style:name="Tabela1.F14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I14" style:family="table-cell" style:data-style-name="N0">
      <style:table-cell-properties style:vertical-align="middle" style:writing-mode="page"/>
    </style:style>
    <style:style style:name="Tabela1.J14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M14" style:family="table-cell" style:data-style-name="N0">
      <style:table-cell-properties style:vertical-align="middle" style:writing-mode="page"/>
    </style:style>
    <style:style style:name="Tabela1.N14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Q14" style:family="table-cell" style:data-style-name="N0">
      <style:table-cell-properties style:vertical-align="middle" style:writing-mode="page"/>
    </style:style>
    <style:style style:name="Tabela1.R14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U14" style:family="table-cell" style:data-style-name="N0">
      <style:table-cell-properties style:vertical-align="middle" style:writing-mode="page"/>
    </style:style>
    <style:style style:name="Tabela1.V14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16" style:family="table-cell" style:data-style-name="N0">
      <style:table-cell-properties style:vertical-align="middle" style:writing-mode="page"/>
    </style:style>
    <style:style style:name="Tabela1.G16" style:family="table-cell" style:data-style-name="N0">
      <style:table-cell-properties style:vertical-align="middle" style:writing-mode="page"/>
    </style:style>
    <style:style style:name="Tabela1.K16" style:family="table-cell" style:data-style-name="N0">
      <style:table-cell-properties style:vertical-align="middle" style:writing-mode="page"/>
    </style:style>
    <style:style style:name="Tabela1.O16" style:family="table-cell" style:data-style-name="N0">
      <style:table-cell-properties style:vertical-align="middle" style:writing-mode="page"/>
    </style:style>
    <style:style style:name="Tabela1.S16" style:family="table-cell" style:data-style-name="N0">
      <style:table-cell-properties style:vertical-align="middle" style:writing-mode="page"/>
    </style:style>
    <style:style style:name="Tabela1.W16" style:family="table-cell" style:data-style-name="N0">
      <style:table-cell-properties style:vertical-align="middle" style:writing-mode="page"/>
    </style:style>
    <style:style style:name="Tabela1.A17" style:family="table-cell" style:data-style-name="N0">
      <style:table-cell-properties style:vertical-align="middle" style:writing-mode="page"/>
    </style:style>
    <style:style style:name="Tabela1.B17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C17" style:family="table-cell" style:data-style-name="N0">
      <style:table-cell-properties style:vertical-align="middle" style:writing-mode="page"/>
    </style:style>
    <style:style style:name="Tabela1.E17" style:family="table-cell" style:data-style-name="N0">
      <style:table-cell-properties style:vertical-align="middle" style:writing-mode="page"/>
    </style:style>
    <style:style style:name="Tabela1.F17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I17" style:family="table-cell" style:data-style-name="N0">
      <style:table-cell-properties style:vertical-align="middle" style:writing-mode="page"/>
    </style:style>
    <style:style style:name="Tabela1.J17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M17" style:family="table-cell" style:data-style-name="N0">
      <style:table-cell-properties style:vertical-align="middle" style:writing-mode="page"/>
    </style:style>
    <style:style style:name="Tabela1.N17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Q17" style:family="table-cell" style:data-style-name="N0">
      <style:table-cell-properties style:vertical-align="middle" style:writing-mode="page"/>
    </style:style>
    <style:style style:name="Tabela1.R17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1.U17" style:family="table-cell" style:data-style-name="N0">
      <style:table-cell-properties style:vertical-align="middle" style:writing-mode="page"/>
    </style:style>
    <style:style style:name="Tabela1.V17" style:family="table-cell">
      <style:table-cell-properties style:vertical-align="middle" fo:padding="0.49mm" fo:border-left="1.5pt solid #757575" fo:border-right="1.5pt solid #757575" fo:border-top="none" fo:border-bottom="1.5pt solid #757575" style:writing-mode="page"/>
    </style:style>
    <style:style style:name="Tabela4" style:family="table">
      <style:table-properties style:width="170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8.89mm" style:rel-column-width="7281*"/>
    </style:style>
    <style:style style:name="Tabela4.B" style:family="table-column">
      <style:table-column-properties style:column-width="9.44mm" style:rel-column-width="3640*"/>
    </style:style>
    <style:style style:name="Tabela4.Q" style:family="table-column">
      <style:table-column-properties style:column-width="9.47mm" style:rel-column-width="3654*"/>
    </style:style>
    <style:style style:name="Tabela4.A1" style:family="table-cell">
      <style:table-cell-properties fo:padding="0mm" fo:border="none" style:writing-mode="page"/>
    </style:style>
    <style:style style:name="Tabela4.B1" style:family="table-cell">
      <style:table-cell-properties fo:padding="0.49mm" fo:border-left="1.5pt solid #000000" fo:border-right="none" fo:border-top="1.5pt solid #000000" fo:border-bottom="1.5pt solid #000000" style:writing-mode="page"/>
    </style:style>
    <style:style style:name="Tabela4.Q1" style:family="table-cell">
      <style:table-cell-properties fo:padding="0.49mm" fo:border="1.5pt solid #000000" style:writing-mode="page"/>
    </style:style>
    <style:style style:name="Tabela4.A2" style:family="table-cell">
      <style:table-cell-properties style:vertical-align="middle" fo:padding="0.49mm" fo:border="1.5pt solid #000000" style:writing-mode="page"/>
    </style:style>
    <style:style style:name="Tabela4.B2" style:family="table-cell">
      <style:table-cell-properties style:vertical-align="bottom" fo:background-color="transparent" fo:padding="0.49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Q2" style:family="table-cell">
      <style:table-cell-properties style:vertical-align="bottom" fo:background-color="transparent" fo:padding="0.49mm" fo:border="0.05pt solid #000000" style:writing-mode="page">
        <style:background-image/>
      </style:table-cell-properties>
    </style:style>
    <style:style style:name="Tabela4.A3" style:family="table-cell">
      <style:table-cell-properties style:vertical-align="middle" fo:padding="0.49mm" fo:border-left="1.5pt solid #000000" fo:border-right="1.5pt solid #000000" fo:border-top="none" fo:border-bottom="1.5pt solid #000000" style:writing-mode="page"/>
    </style:style>
    <style:style style:name="Tabela4.B3" style:family="table-cell">
      <style:table-cell-properties style:vertical-align="bottom" fo:background-color="transparent" fo:padding="0.49mm" fo:border-left="0.05pt solid #000000" fo:border-right="none" fo:border-top="none" fo:border-bottom="0.05pt solid #000000" style:writing-mode="page">
        <style:background-image/>
      </style:table-cell-properties>
    </style:style>
    <style:style style:name="Tabela4.Q3" style:family="table-cell">
      <style:table-cell-properties style:vertical-align="bottom" fo:background-color="transparent" fo:padding="0.49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4" style:family="table-cell">
      <style:table-cell-properties style:vertical-align="middle" fo:padding="0.49mm" fo:border-left="1.5pt solid #000000" fo:border-right="1.5pt solid #000000" fo:border-top="none" fo:border-bottom="1.5pt solid #000000" style:writing-mode="page"/>
    </style:style>
    <style:style style:name="Tabela4.A5" style:family="table-cell">
      <style:table-cell-properties style:vertical-align="middle" fo:padding="0.49mm" fo:border-left="1.5pt solid #000000" fo:border-right="1.5pt solid #000000" fo:border-top="none" fo:border-bottom="1.5pt solid #000000" style:writing-mode="page"/>
    </style:style>
    <style:style style:name="Tabela4.A6" style:family="table-cell">
      <style:table-cell-properties style:vertical-align="middle" fo:padding="0.49mm" fo:border-left="1.5pt solid #000000" fo:border-right="1.5pt solid #000000" fo:border-top="none" fo:border-bottom="1.5pt solid #000000" style:writing-mode="page"/>
    </style:style>
    <style:style style:name="Tabela4.A7" style:family="table-cell">
      <style:table-cell-properties style:vertical-align="middle" fo:padding="0.49mm" fo:border-left="1.5pt solid #000000" fo:border-right="1.5pt solid #000000" fo:border-top="none" fo:border-bottom="1.5pt solid #000000" style:writing-mode="page"/>
    </style:style>
    <style:style style:name="Tabela4.8" style:family="table-row">
      <style:table-row-properties fo:background-color="transparent" fo:keep-together="auto">
        <style:background-image/>
      </style:table-row-properties>
    </style:style>
    <style:style style:name="Tabela4.A8" style:family="table-cell">
      <style:table-cell-properties style:vertical-align="middle" fo:padding="0.49mm" fo:border-left="1.5pt solid #000000" fo:border-right="1.5pt solid #000000" fo:border-top="none" fo:border-bottom="1.5pt solid #000000" style:writing-mode="page"/>
    </style:style>
    <style:style style:name="Tabela4.N8" style:family="table-cell">
      <style:table-cell-properties style:vertical-align="bottom" fo:background-color="#e0e0e0" fo:padding="0.49mm" fo:border-left="0.05pt solid #000000" fo:border-right="none" fo:border-top="none" fo:border-bottom="0.05pt solid #000000" style:writing-mode="page">
        <style:background-image/>
      </style:table-cell-properties>
    </style:style>
    <style:style style:name="Tabela5" style:family="table">
      <style:table-properties style:width="170mm" table:align="margins"/>
    </style:style>
    <style:style style:name="Tabela5.A" style:family="table-column">
      <style:table-column-properties style:column-width="56.67mm" style:rel-column-width="21845*"/>
    </style:style>
    <style:style style:name="Tabela5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ela5.C1" style:family="table-cell">
      <style:table-cell-properties fo:padding="0.49mm" fo:border="0.05pt solid #000000" style:writing-mode="page"/>
    </style:style>
    <style:style style:name="Tabela5.A2" style:family="table-cell">
      <style:table-cell-properties fo:background-color="#e0e0e0" fo:padding="0.49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5.A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4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5.A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5.A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6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5.A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7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5.A8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8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8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5.A9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B9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5.C9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" style:family="table">
      <style:table-properties style:width="170mm" table:align="margins"/>
    </style:style>
    <style:style style:name="Tabela6.A" style:family="table-column">
      <style:table-column-properties style:column-width="56.67mm" style:rel-column-width="21845*"/>
    </style:style>
    <style:style style:name="Tabela6.A1" style:family="table-cell">
      <style:table-cell-properties fo:background-color="#e0e0e0" fo:padding="0.49mm" fo:border="0.05pt solid #000000" style:writing-mode="page">
        <style:background-image/>
      </style:table-cell-properties>
    </style:style>
    <style:style style:name="Tabela6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.A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4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.A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.A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6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.A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7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6.A8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B8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6.C8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" style:family="table">
      <style:table-properties style:width="170mm" table:align="margins"/>
    </style:style>
    <style:style style:name="Tabela7.A" style:family="table-column">
      <style:table-column-properties style:column-width="56.67mm" style:rel-column-width="21845*"/>
    </style:style>
    <style:style style:name="Tabela7.A1" style:family="table-cell">
      <style:table-cell-properties fo:background-color="#e0e0e0" fo:padding="0.49mm" fo:border="0.05pt solid #000000" style:writing-mode="page">
        <style:background-image/>
      </style:table-cell-properties>
    </style:style>
    <style:style style:name="Tabela7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.A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4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.A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.A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6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.A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7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ela7.A8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B8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ela7.C8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Heading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rsid="001653c5" officeooo:paragraph-rsid="001653c5"/>
    </style:style>
    <style:style style:name="P3" style:family="paragraph" style:parent-style-name="Table_20_Contents">
      <style:text-properties officeooo:rsid="001653c5" officeooo:paragraph-rsid="001653c5"/>
    </style:style>
    <style:style style:name="P4" style:family="paragraph" style:parent-style-name="Standard">
      <style:text-properties officeooo:rsid="001653c5" officeooo:paragraph-rsid="001aed87"/>
    </style:style>
    <style:style style:name="P5" style:family="paragraph" style:parent-style-name="Table_20_Contents">
      <style:paragraph-properties fo:text-align="center" style:justify-single-word="false"/>
      <style:text-properties officeooo:rsid="001653c5" officeooo:paragraph-rsid="001653c5"/>
    </style:style>
    <style:style style:name="P6" style:family="paragraph" style:parent-style-name="Standard">
      <style:text-properties officeooo:rsid="001aed87" officeooo:paragraph-rsid="001aed87"/>
    </style:style>
    <style:style style:name="P7" style:family="paragraph" style:parent-style-name="Standard">
      <style:paragraph-properties fo:text-align="justify" style:justify-single-word="false"/>
      <style:text-properties officeooo:rsid="001aed87" officeooo:paragraph-rsid="001aed87"/>
    </style:style>
    <style:style style:name="P8" style:family="paragraph" style:parent-style-name="Standard">
      <style:paragraph-properties fo:text-align="justify" style:justify-single-word="false"/>
      <style:text-properties officeooo:rsid="001ba6c6" officeooo:paragraph-rsid="001ba6c6"/>
    </style:style>
    <style:style style:name="P9" style:family="paragraph" style:parent-style-name="Table_20_Contents">
      <style:paragraph-properties fo:text-align="center" style:justify-single-word="false"/>
      <style:text-properties fo:color="#d32f2f" loext:opacity="100%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d32f2f" loext:opacity="100%" fo:font-size="10pt" officeooo:paragraph-rsid="0017301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d32f2f" loext:opacity="100%"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color="#616161" loext:opacity="100%" style:font-name="Cascadia Mono Tauga" fo:font-size="10pt" fo:font-style="italic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616161" loext:opacity="100%" style:font-name="Cascadia Mono Tauga" fo:font-size="10pt" fo:font-style="italic" officeooo:paragraph-rsid="0017301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616161" loext:opacity="100%" style:font-name="Cascadia Mono Taug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424242" loext:opacity="100%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424242" loext:opacity="100%" fo:font-size="10pt" officeooo:paragraph-rsid="0017301d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color="#424242" loext:opacity="100%" fo:font-size="10pt" officeooo:paragraph-rsid="0017301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officeooo:paragraph-rsid="001aed87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fo:font-weight="bold" officeooo:rsid="001653c5" officeooo:paragraph-rsid="001653c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fo:font-size="12pt" fo:font-weight="bold" officeooo:paragraph-rsid="0017301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officeooo:rsid="0006a22d" officeooo:paragraph-rsid="001aed87"/>
    </style:style>
    <style:style style:name="P24" style:family="paragraph" style:parent-style-name="Table_20_Contents">
      <style:text-properties style:use-window-font-color="true" loext:opacity="0%" officeooo:rsid="0006a22d" officeooo:paragraph-rsid="001aed87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ndika Tauga1" fo:font-size="14pt" officeooo:paragraph-rsid="001aed87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Andika Tauga1" fo:font-size="14pt" officeooo:rsid="0006a22d" officeooo:paragraph-rsid="001aed87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ndika Tauga1" fo:font-size="14pt" officeooo:rsid="000b43f8" officeooo:paragraph-rsid="001aed87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Andika Tauga1" fo:font-size="7pt" officeooo:rsid="00684a7a" officeooo:paragraph-rsid="001aed87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Andika Tauga1" fo:font-size="14pt" officeooo:paragraph-rsid="001aed87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Andika Base36" fo:font-size="14pt" officeooo:paragraph-rsid="001aed87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Andika" fo:font-size="14pt" officeooo:rsid="0006a22d" officeooo:paragraph-rsid="001aed87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ndika" fo:font-size="14pt" officeooo:paragraph-rsid="001aed87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0277bd" loext:opacity="100%" fo:font-size="18pt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officeooo:rsid="001f48ec" officeooo:paragraph-rsid="001f48ec"/>
    </style:style>
    <style:style style:name="P35" style:family="paragraph" style:parent-style-name="Standard">
      <style:text-properties officeooo:rsid="002571f9" officeooo:paragraph-rsid="001f48ec"/>
    </style:style>
    <style:style style:name="P36" style:family="paragraph" style:parent-style-name="Table_20_Contents">
      <style:paragraph-properties fo:text-align="center" style:justify-single-word="false"/>
      <style:text-properties style:font-name="Andika Base6" officeooo:rsid="001d763c" officeooo:paragraph-rsid="001d763c"/>
    </style:style>
    <style:style style:name="P37" style:family="paragraph" style:parent-style-name="Table_20_Contents">
      <style:paragraph-properties fo:text-align="center" style:justify-single-word="false"/>
      <style:text-properties style:font-name="Andika Base6" officeooo:rsid="001d763c" officeooo:paragraph-rsid="001f48ec"/>
    </style:style>
    <style:style style:name="P38" style:family="paragraph" style:parent-style-name="Table_20_Contents">
      <style:paragraph-properties fo:text-align="center" style:justify-single-word="false"/>
      <style:text-properties style:font-name="Andika Base6"/>
    </style:style>
    <style:style style:name="P39" style:family="paragraph" style:parent-style-name="Table_20_Contents">
      <style:paragraph-properties fo:text-align="center" style:justify-single-word="false"/>
      <style:text-properties style:font-name="Andika Base6" officeooo:paragraph-rsid="001f48ec"/>
    </style:style>
    <style:style style:name="P40" style:family="paragraph" style:parent-style-name="Table_20_Contents">
      <style:paragraph-properties fo:text-align="center" style:justify-single-word="false"/>
      <style:text-properties officeooo:rsid="001d763c" officeooo:paragraph-rsid="001d763c"/>
    </style:style>
    <style:style style:name="P41" style:family="paragraph" style:parent-style-name="Table_20_Contents">
      <style:paragraph-properties fo:text-align="center" style:justify-single-word="false"/>
      <style:text-properties officeooo:rsid="001d763c" officeooo:paragraph-rsid="001f48ec"/>
    </style:style>
    <style:style style:name="P42" style:family="paragraph" style:parent-style-name="Table_20_Contents">
      <style:paragraph-properties fo:text-align="center" style:justify-single-word="false"/>
      <style:text-properties fo:color="#1565c0" loext:opacity="100%" fo:font-weight="bold" officeooo:rsid="001653c5" officeooo:paragraph-rsid="001653c5" style:font-weight-asian="bold" style:font-weight-complex="bold"/>
    </style:style>
    <style:style style:name="P43" style:family="paragraph" style:parent-style-name="Table_20_Contents">
      <loext:graphic-properties draw:fill-gradient-name="gradient" draw:fill-hatch-name="hatch"/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f48ec" officeooo:paragraph-rsid="001f48ec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d763c" officeooo:paragraph-rsid="001d763c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tyle="italic" fo:font-weight="normal" officeooo:rsid="0028e2e1" officeooo:paragraph-rsid="0028e2e1" style:font-style-asian="italic" style:font-weight-asian="normal" style:font-style-complex="italic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tyle="italic" officeooo:rsid="0029f3b3" officeooo:paragraph-rsid="0029f3b3" style:font-style-asian="italic" style:font-style-complex="italic"/>
    </style:style>
    <style:style style:name="T1" style:family="text">
      <style:text-properties officeooo:rsid="003753f4"/>
    </style:style>
    <style:style style:name="T2" style:family="text">
      <style:text-properties officeooo:rsid="00687e3c"/>
    </style:style>
    <style:style style:name="T3" style:family="text">
      <style:text-properties officeooo:rsid="006a0797"/>
    </style:style>
    <style:style style:name="T4" style:family="text">
      <style:text-properties officeooo:rsid="006a636b"/>
    </style:style>
    <style:style style:name="T5" style:family="text">
      <style:text-properties officeooo:rsid="006c14d2"/>
    </style:style>
    <style:style style:name="T6" style:family="text">
      <style:text-properties officeooo:rsid="006d8561"/>
    </style:style>
    <style:style style:name="T7" style:family="text">
      <style:text-properties style:use-window-font-color="true" loext:opacity="0%" style:font-name="Andika Tauga1" fo:font-size="7pt" officeooo:rsid="00684a7a" style:font-size-asian="7pt" style:font-size-complex="7pt"/>
    </style:style>
    <style:style style:name="T8" style:family="text">
      <style:text-properties style:use-window-font-color="true" loext:opacity="0%" style:font-name="Andika Tauga1" fo:font-size="7pt" officeooo:rsid="006d8561" style:font-size-asian="7pt" style:font-size-complex="7pt"/>
    </style:style>
    <style:style style:name="T9" style:family="text">
      <style:text-properties officeooo:rsid="001ba6c6"/>
    </style:style>
    <style:style style:name="T10" style:family="text">
      <style:text-properties fo:color="#c9211e" loext:opacity="100%"/>
    </style:style>
    <style:style style:name="T11" style:family="text">
      <style:text-properties fo:color="#1565c0" loext:opacity="100%"/>
    </style:style>
    <style:style style:name="T12" style:family="text">
      <style:text-properties officeooo:rsid="002571f9"/>
    </style:style>
    <style:style style:name="T13" style:family="text">
      <style:text-properties officeooo:rsid="00282783"/>
    </style:style>
    <style:style style:name="T14" style:family="text">
      <style:text-properties officeooo:rsid="00287b5c"/>
    </style:style>
    <style:style style:name="T15" style:family="text">
      <style:text-properties officeooo:rsid="0029f3b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ximal and Niftimal Dedicated Digits</text:p>
      <text:p text:style-name="P2"/>
      <text:h text:style-name="Heading_20_4" text:outline-level="4" text:is-list-header="true"><text:tab/>Formation Logic and Equivalence</text:h>
      <text:p text:style-name="P6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>
          <table:table-cell table:style-name="Tabela2.A1" table:number-rows-spanned="8" office:value-type="string">
            <text:p text:style-name="P43">Digits, from 1 to 15, are formed summing the values of four quadrants; <text:span text:style-name="T10">pure seximal digits</text:span> use only quadrants with values 1 and 2; <text:span text:style-name="T11">niftimal digits</text:span> use also the 10 quadrant; a vertical line indicates that none of those quadrants are used, top or bottom; an open bowl, an angle or a “hook” indicates that only the left or right quadrant is used; a circle indicates that both the left and right quadrants are used; from 20 to 35, a dot above indicates “plus 20” over the digit’s value, and, from 40 to 55, two dots above indicate “plus 40.”</text:p>
          </table:table-cell>
          <table:table-cell table:style-name="Tabela2.B1" office:value-type="string">
            <text:p text:style-name="Table_20_Contents"/>
          </table:table-cell>
          <table:table-cell table:style-name="Tabela2.C1" office:value-type="string">
            <text:p text:style-name="P3"/>
          </table:table-cell>
          <table:table-cell table:style-name="Tabela2.D1" office:value-type="string">
            <text:p text:style-name="P3"/>
          </table:table-cell>
        </table:table-row>
        <table:table-row>
          <table:covered-table-cell table:style-name="Tabela2.A2"/>
          <table:table-cell table:style-name="Tabela2.B1" office:value-type="string">
            <text:p text:style-name="Table_20_Contents"/>
          </table:table-cell>
          <table:table-cell table:style-name="Tabela2.C1" office:value-type="string">
            <text:p text:style-name="P5"/>
          </table:table-cell>
          <table:table-cell table:style-name="Tabela2.D1" office:value-type="string">
            <text:p text:style-name="P5"/>
          </table:table-cell>
        </table:table-row>
        <table:table-row>
          <table:covered-table-cell table:style-name="Tabela2.A2"/>
          <table:table-cell table:style-name="Tabela2.B3" office:value-type="string">
            <text:p text:style-name="Table_20_Contents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5"/>
          </table:table-cell>
        </table:table-row>
        <table:table-row table:style-name="Tabela2.4">
          <table:covered-table-cell table:style-name="Tabela2.A2"/>
          <table:table-cell table:style-name="Tabela2.B3" office:value-type="string">
            <text:p text:style-name="Table_20_Contents"/>
          </table:table-cell>
          <table:table-cell table:style-name="Tabela2.C4" office:value-type="string">
            <text:p text:style-name="P21">1</text:p>
          </table:table-cell>
          <table:table-cell table:style-name="Tabela2.D4" office:value-type="string">
            <text:p text:style-name="P21">2</text:p>
          </table:table-cell>
        </table:table-row>
        <table:table-row table:style-name="Tabela2.4">
          <table:covered-table-cell table:style-name="Tabela2.A2"/>
          <table:table-cell table:style-name="Tabela2.B3" office:value-type="string">
            <text:p text:style-name="Table_20_Contents"/>
          </table:table-cell>
          <table:table-cell table:style-name="Tabela2.C5" office:value-type="string">
            <text:p text:style-name="P21">2</text:p>
          </table:table-cell>
          <table:table-cell table:style-name="Tabela2.D5" office:value-type="string">
            <text:p text:style-name="P42">10</text:p>
          </table:table-cell>
        </table:table-row>
        <table:table-row>
          <table:covered-table-cell table:style-name="Tabela2.A2"/>
          <table:table-cell table:style-name="Tabela2.B3" office:value-type="string">
            <text:p text:style-name="Table_20_Contents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5"/>
          </table:table-cell>
        </table:table-row>
        <table:table-row>
          <table:covered-table-cell table:style-name="Tabela2.A2"/>
          <table:table-cell table:style-name="Tabela2.B3" office:value-type="string">
            <text:p text:style-name="Table_20_Contents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5"/>
          </table:table-cell>
        </table:table-row>
        <table:table-row>
          <table:covered-table-cell table:style-name="Tabela2.A8"/>
          <table:table-cell table:style-name="Tabela2.B8" office:value-type="string">
            <text:p text:style-name="Table_20_Contents"/>
          </table:table-cell>
          <table:table-cell table:style-name="Tabela2.C8" office:value-type="string">
            <text:p text:style-name="Table_20_Contents"/>
          </table:table-cell>
          <table:table-cell table:style-name="Tabela2.D8" office:value-type="string">
            <text:p text:style-name="Table_20_Contents"/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0">value with dedicated digits</text:p>
          </table:table-cell>
          <table:table-cell table:style-name="Tabela3.B1" table:number-rows-spanned="2" office:value-type="string">
            <text:p text:style-name="P22">dedicated<text:line-break/>digit</text:p>
          </table:table-cell>
          <table:table-cell table:style-name="Tabela3.C1" office:value-type="string">
            <text:p text:style-name="P13">decimal value</text:p>
          </table:table-cell>
        </table:table-row>
        <table:table-row>
          <table:table-cell table:style-name="Tabela3.A1" office:value-type="string">
            <text:p text:style-name="P17">value with regular digits</text:p>
          </table:table-cell>
          <table:covered-table-cell table:style-name="Tabela3.B2"/>
          <table:table-cell table:style-name="Tabela3.C1" office:value-type="string">
            <text:p text:style-name="P16">niftimal value</text:p>
          </table:table-cell>
        </table:table-row>
      </table:table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D"/>
        <table:table-column table:style-name="Tabela1.A" table:number-columns-repeated="2"/>
        <table:table-column table:style-name="Tabela1.W"/>
        <table:table-row table:style-name="Tabela1.1">
          <table:table-cell table:style-name="Tabela1.A1" office:value-type="string">
            <text:p text:style-name="P9">󱨀</text:p>
          </table:table-cell>
          <table:table-cell table:style-name="Tabela1.B1" table:number-rows-spanned="2" office:value-type="string">
            <text:p text:style-name="P11">󱨀</text:p>
          </table:table-cell>
          <table:table-cell table:style-name="Tabela1.C1" office:value-type="float" office:value="0">
            <text:p text:style-name="P12">0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󱨁󱨀</text:p>
          </table:table-cell>
          <table:table-cell table:style-name="Tabela1.F1" table:number-rows-spanned="2" office:value-type="string">
            <text:p text:style-name="P33">‍󱨁󱨀</text:p>
          </table:table-cell>
          <table:table-cell table:style-name="Tabela1.G1" office:value-type="float" office:value="6">
            <text:p text:style-name="P12">6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󱨂󱨀</text:p>
          </table:table-cell>
          <table:table-cell table:style-name="Tabela1.F1" table:number-rows-spanned="2" office:value-type="string">
            <text:p text:style-name="P33">‍󱨂󱨀</text:p>
          </table:table-cell>
          <table:table-cell table:style-name="Tabela1.K1" office:value-type="float" office:value="12">
            <text:p text:style-name="P12">12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󱨃󱨀</text:p>
          </table:table-cell>
          <table:table-cell table:style-name="Tabela1.F1" table:number-rows-spanned="2" office:value-type="string">
            <text:p text:style-name="P33">‍󱨃󱨀</text:p>
          </table:table-cell>
          <table:table-cell table:style-name="Tabela1.O1" office:value-type="float" office:value="18">
            <text:p text:style-name="P12">18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󱨄󱨀</text:p>
          </table:table-cell>
          <table:table-cell table:style-name="Tabela1.F1" table:number-rows-spanned="2" office:value-type="string">
            <text:p text:style-name="P33">‍󱨄󱨀</text:p>
          </table:table-cell>
          <table:table-cell table:style-name="Tabela1.S1" office:value-type="float" office:value="24">
            <text:p text:style-name="P12">24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󱨅󱨀</text:p>
          </table:table-cell>
          <table:table-cell table:style-name="Tabela1.F1" table:number-rows-spanned="2" office:value-type="string">
            <text:p text:style-name="P33">‍󱨅󱨀</text:p>
          </table:table-cell>
          <table:table-cell table:style-name="Tabela1.W1" office:value-type="float" office:value="30">
            <text:p text:style-name="P12">30</text:p>
          </table:table-cell>
        </table:table-row>
        <table:table-row>
          <table:table-cell table:style-name="Tabela1.A2" office:value-type="float" office:value="0">
            <text:p text:style-name="P15">0</text:p>
          </table:table-cell>
          <table:covered-table-cell table:style-name="Tabela1.B2"/>
          <table:table-cell table:style-name="Tabela1.C2" office:value-type="float" office:value="0">
            <text:p text:style-name="P14">0</text:p>
          </table:table-cell>
          <table:table-cell table:style-name="Tabela1.A1" office:value-type="string">
            <text:p text:style-name="P19"/>
          </table:table-cell>
          <table:table-cell table:style-name="Tabela1.E2" office:value-type="float" office:value="10">
            <text:p text:style-name="P15">10</text:p>
          </table:table-cell>
          <table:covered-table-cell table:style-name="Tabela1.F2"/>
          <table:table-cell table:style-name="Tabela1.G2" office:value-type="float" office:value="6">
            <text:p text:style-name="P14">6</text:p>
          </table:table-cell>
          <table:table-cell table:style-name="Tabela1.A1" office:value-type="string">
            <text:p text:style-name="P19"/>
          </table:table-cell>
          <table:table-cell table:style-name="Tabela1.I2" office:value-type="float" office:value="20">
            <text:p text:style-name="P15">20</text:p>
          </table:table-cell>
          <table:covered-table-cell table:style-name="Tabela1.J2"/>
          <table:table-cell table:style-name="Tabela1.A1" office:value-type="string">
            <text:p text:style-name="P14">C</text:p>
          </table:table-cell>
          <table:table-cell table:style-name="Tabela1.A1" office:value-type="string">
            <text:p text:style-name="P19"/>
          </table:table-cell>
          <table:table-cell table:style-name="Tabela1.M2" office:value-type="float" office:value="30">
            <text:p text:style-name="P15">30</text:p>
          </table:table-cell>
          <table:covered-table-cell table:style-name="Tabela1.N2"/>
          <table:table-cell table:style-name="Tabela1.A1" office:value-type="string">
            <text:p text:style-name="P14">I</text:p>
          </table:table-cell>
          <table:table-cell table:style-name="Tabela1.A1" office:value-type="string">
            <text:p text:style-name="P19"/>
          </table:table-cell>
          <table:table-cell table:style-name="Tabela1.Q2" office:value-type="float" office:value="40">
            <text:p text:style-name="P15">40</text:p>
          </table:table-cell>
          <table:covered-table-cell table:style-name="Tabela1.R2"/>
          <table:table-cell table:style-name="Tabela1.A1" office:value-type="string">
            <text:p text:style-name="P14">O</text:p>
          </table:table-cell>
          <table:table-cell table:style-name="Tabela1.A1" office:value-type="string">
            <text:p text:style-name="P19"/>
          </table:table-cell>
          <table:table-cell table:style-name="Tabela1.U2" office:value-type="float" office:value="50">
            <text:p text:style-name="P15">50</text:p>
          </table:table-cell>
          <table:covered-table-cell table:style-name="Tabela1.V2"/>
          <table:table-cell table:style-name="Tabela1.A1" office:value-type="string">
            <text:p text:style-name="P14">U</text:p>
          </table:table-cell>
        </table:table-row>
        <table:table-row table:style-name="Tabela1.3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9">󱨁</text:p>
          </table:table-cell>
          <table:table-cell table:style-name="Tabela1.F1" table:number-rows-spanned="2" office:value-type="string">
            <text:p text:style-name="P11">󱨁</text:p>
          </table:table-cell>
          <table:table-cell table:style-name="Tabela1.C4" office:value-type="float" office:value="1">
            <text:p text:style-name="P12">1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󱨁󱨁</text:p>
          </table:table-cell>
          <table:table-cell table:style-name="Tabela1.F1" table:number-rows-spanned="2" office:value-type="string">
            <text:p text:style-name="P33">‍󱨁󱨁</text:p>
          </table:table-cell>
          <table:table-cell table:style-name="Tabela1.G4" office:value-type="float" office:value="7">
            <text:p text:style-name="P12">7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󱨂󱨁</text:p>
          </table:table-cell>
          <table:table-cell table:style-name="Tabela1.F1" table:number-rows-spanned="2" office:value-type="string">
            <text:p text:style-name="P33">‍󱨂󱨁</text:p>
          </table:table-cell>
          <table:table-cell table:style-name="Tabela1.K4" office:value-type="float" office:value="13">
            <text:p text:style-name="P12">13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󱨃󱨁</text:p>
          </table:table-cell>
          <table:table-cell table:style-name="Tabela1.F1" table:number-rows-spanned="2" office:value-type="string">
            <text:p text:style-name="P33">‍󱨃󱨁</text:p>
          </table:table-cell>
          <table:table-cell table:style-name="Tabela1.O4" office:value-type="float" office:value="19">
            <text:p text:style-name="P12">19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󱨄󱨁</text:p>
          </table:table-cell>
          <table:table-cell table:style-name="Tabela1.F1" table:number-rows-spanned="2" office:value-type="string">
            <text:p text:style-name="P33">‍󱨄󱨁</text:p>
          </table:table-cell>
          <table:table-cell table:style-name="Tabela1.S4" office:value-type="float" office:value="25">
            <text:p text:style-name="P12">25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󱨅󱨁</text:p>
          </table:table-cell>
          <table:table-cell table:style-name="Tabela1.F1" table:number-rows-spanned="2" office:value-type="string">
            <text:p text:style-name="P33">‍󱨅󱨁</text:p>
          </table:table-cell>
          <table:table-cell table:style-name="Tabela1.W4" office:value-type="float" office:value="31">
            <text:p text:style-name="P12">31</text:p>
          </table:table-cell>
        </table:table-row>
        <table:table-row>
          <table:table-cell table:style-name="Tabela1.A5" office:value-type="float" office:value="1">
            <text:p text:style-name="P15">1</text:p>
          </table:table-cell>
          <table:covered-table-cell table:style-name="Tabela1.B5"/>
          <table:table-cell table:style-name="Tabela1.C5" office:value-type="float" office:value="1">
            <text:p text:style-name="P14">1</text:p>
          </table:table-cell>
          <table:table-cell table:style-name="Tabela1.A1" office:value-type="string">
            <text:p text:style-name="P19"/>
          </table:table-cell>
          <table:table-cell table:style-name="Tabela1.E5" office:value-type="float" office:value="11">
            <text:p text:style-name="P15">11</text:p>
          </table:table-cell>
          <table:covered-table-cell table:style-name="Tabela1.F5"/>
          <table:table-cell table:style-name="Tabela1.G5" office:value-type="float" office:value="7">
            <text:p text:style-name="P14">7</text:p>
          </table:table-cell>
          <table:table-cell table:style-name="Tabela1.A1" office:value-type="string">
            <text:p text:style-name="P19"/>
          </table:table-cell>
          <table:table-cell table:style-name="Tabela1.I5" office:value-type="float" office:value="21">
            <text:p text:style-name="P15">21</text:p>
          </table:table-cell>
          <table:covered-table-cell table:style-name="Tabela1.J5"/>
          <table:table-cell table:style-name="Tabela1.A1" office:value-type="string">
            <text:p text:style-name="P14">D</text:p>
          </table:table-cell>
          <table:table-cell table:style-name="Tabela1.A1" office:value-type="string">
            <text:p text:style-name="P19"/>
          </table:table-cell>
          <table:table-cell table:style-name="Tabela1.M5" office:value-type="float" office:value="31">
            <text:p text:style-name="P15">31</text:p>
          </table:table-cell>
          <table:covered-table-cell table:style-name="Tabela1.N5"/>
          <table:table-cell table:style-name="Tabela1.A1" office:value-type="string">
            <text:p text:style-name="P14">J</text:p>
          </table:table-cell>
          <table:table-cell table:style-name="Tabela1.A1" office:value-type="string">
            <text:p text:style-name="P19"/>
          </table:table-cell>
          <table:table-cell table:style-name="Tabela1.Q5" office:value-type="float" office:value="41">
            <text:p text:style-name="P15">41</text:p>
          </table:table-cell>
          <table:covered-table-cell table:style-name="Tabela1.R5"/>
          <table:table-cell table:style-name="Tabela1.A1" office:value-type="string">
            <text:p text:style-name="P14">P</text:p>
          </table:table-cell>
          <table:table-cell table:style-name="Tabela1.A1" office:value-type="string">
            <text:p text:style-name="P19"/>
          </table:table-cell>
          <table:table-cell table:style-name="Tabela1.U5" office:value-type="float" office:value="51">
            <text:p text:style-name="P15">51</text:p>
          </table:table-cell>
          <table:covered-table-cell table:style-name="Tabela1.V5"/>
          <table:table-cell table:style-name="Tabela1.A1" office:value-type="string">
            <text:p text:style-name="P14">V</text:p>
          </table:table-cell>
        </table:table-row>
        <table:table-row table:style-name="Tabela1.3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9">󱨂</text:p>
          </table:table-cell>
          <table:table-cell table:style-name="Tabela1.F1" table:number-rows-spanned="2" office:value-type="string">
            <text:p text:style-name="P11">󱨂</text:p>
          </table:table-cell>
          <table:table-cell table:style-name="Tabela1.C7" office:value-type="float" office:value="2">
            <text:p text:style-name="P12">2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󱨁󱨂</text:p>
          </table:table-cell>
          <table:table-cell table:style-name="Tabela1.F1" table:number-rows-spanned="2" office:value-type="string">
            <text:p text:style-name="P33">‍󱨁󱨂</text:p>
          </table:table-cell>
          <table:table-cell table:style-name="Tabela1.G7" office:value-type="float" office:value="8">
            <text:p text:style-name="P12">8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󱨂󱨂</text:p>
          </table:table-cell>
          <table:table-cell table:style-name="Tabela1.F1" table:number-rows-spanned="2" office:value-type="string">
            <text:p text:style-name="P33">‍󱨂󱨂</text:p>
          </table:table-cell>
          <table:table-cell table:style-name="Tabela1.K7" office:value-type="float" office:value="14">
            <text:p text:style-name="P12">14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󱨃󱨂</text:p>
          </table:table-cell>
          <table:table-cell table:style-name="Tabela1.F1" table:number-rows-spanned="2" office:value-type="string">
            <text:p text:style-name="P33">‍󱨃󱨂</text:p>
          </table:table-cell>
          <table:table-cell table:style-name="Tabela1.O7" office:value-type="float" office:value="20">
            <text:p text:style-name="P12">20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󱨄󱨂</text:p>
          </table:table-cell>
          <table:table-cell table:style-name="Tabela1.F1" table:number-rows-spanned="2" office:value-type="string">
            <text:p text:style-name="P33">‍󱨄󱨂</text:p>
          </table:table-cell>
          <table:table-cell table:style-name="Tabela1.S7" office:value-type="float" office:value="26">
            <text:p text:style-name="P12">26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󱨅󱨂</text:p>
          </table:table-cell>
          <table:table-cell table:style-name="Tabela1.F1" table:number-rows-spanned="2" office:value-type="string">
            <text:p text:style-name="P33">‍󱨅󱨂</text:p>
          </table:table-cell>
          <table:table-cell table:style-name="Tabela1.W7" office:value-type="float" office:value="32">
            <text:p text:style-name="P12">32</text:p>
          </table:table-cell>
        </table:table-row>
        <table:table-row>
          <table:table-cell table:style-name="Tabela1.A8" office:value-type="float" office:value="2">
            <text:p text:style-name="P15">2</text:p>
          </table:table-cell>
          <table:covered-table-cell table:style-name="Tabela1.B8"/>
          <table:table-cell table:style-name="Tabela1.C8" office:value-type="float" office:value="2">
            <text:p text:style-name="P14">2</text:p>
          </table:table-cell>
          <table:table-cell table:style-name="Tabela1.A1" office:value-type="string">
            <text:p text:style-name="P19"/>
          </table:table-cell>
          <table:table-cell table:style-name="Tabela1.E8" office:value-type="float" office:value="12">
            <text:p text:style-name="P15">12</text:p>
          </table:table-cell>
          <table:covered-table-cell table:style-name="Tabela1.F8"/>
          <table:table-cell table:style-name="Tabela1.G8" office:value-type="float" office:value="8">
            <text:p text:style-name="P14">8</text:p>
          </table:table-cell>
          <table:table-cell table:style-name="Tabela1.A1" office:value-type="string">
            <text:p text:style-name="P19"/>
          </table:table-cell>
          <table:table-cell table:style-name="Tabela1.I8" office:value-type="float" office:value="22">
            <text:p text:style-name="P15">22</text:p>
          </table:table-cell>
          <table:covered-table-cell table:style-name="Tabela1.J8"/>
          <table:table-cell table:style-name="Tabela1.A1" office:value-type="string">
            <text:p text:style-name="P14">E</text:p>
          </table:table-cell>
          <table:table-cell table:style-name="Tabela1.A1" office:value-type="string">
            <text:p text:style-name="P19"/>
          </table:table-cell>
          <table:table-cell table:style-name="Tabela1.M8" office:value-type="float" office:value="32">
            <text:p text:style-name="P15">32</text:p>
          </table:table-cell>
          <table:covered-table-cell table:style-name="Tabela1.N8"/>
          <table:table-cell table:style-name="Tabela1.A1" office:value-type="string">
            <text:p text:style-name="P14">K</text:p>
          </table:table-cell>
          <table:table-cell table:style-name="Tabela1.A1" office:value-type="string">
            <text:p text:style-name="P19"/>
          </table:table-cell>
          <table:table-cell table:style-name="Tabela1.Q8" office:value-type="float" office:value="42">
            <text:p text:style-name="P15">42</text:p>
          </table:table-cell>
          <table:covered-table-cell table:style-name="Tabela1.R8"/>
          <table:table-cell table:style-name="Tabela1.A1" office:value-type="string">
            <text:p text:style-name="P14">Q</text:p>
          </table:table-cell>
          <table:table-cell table:style-name="Tabela1.A1" office:value-type="string">
            <text:p text:style-name="P19"/>
          </table:table-cell>
          <table:table-cell table:style-name="Tabela1.U8" office:value-type="float" office:value="52">
            <text:p text:style-name="P15">52</text:p>
          </table:table-cell>
          <table:covered-table-cell table:style-name="Tabela1.V8"/>
          <table:table-cell table:style-name="Tabela1.A1" office:value-type="string">
            <text:p text:style-name="P14">W</text:p>
          </table:table-cell>
        </table:table-row>
        <table:table-row table:style-name="Tabela1.3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9">󱨃</text:p>
          </table:table-cell>
          <table:table-cell table:style-name="Tabela1.F1" table:number-rows-spanned="2" office:value-type="string">
            <text:p text:style-name="P11">󱨃</text:p>
          </table:table-cell>
          <table:table-cell table:style-name="Tabela1.C10" office:value-type="float" office:value="3">
            <text:p text:style-name="P12">3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󱨁󱨃</text:p>
          </table:table-cell>
          <table:table-cell table:style-name="Tabela1.F1" table:number-rows-spanned="2" office:value-type="string">
            <text:p text:style-name="P33">‍󱨁󱨃</text:p>
          </table:table-cell>
          <table:table-cell table:style-name="Tabela1.G10" office:value-type="float" office:value="9">
            <text:p text:style-name="P12">9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󱨂󱨃</text:p>
          </table:table-cell>
          <table:table-cell table:style-name="Tabela1.F1" table:number-rows-spanned="2" office:value-type="string">
            <text:p text:style-name="P33">‍󱨂󱨃</text:p>
          </table:table-cell>
          <table:table-cell table:style-name="Tabela1.K10" office:value-type="float" office:value="15">
            <text:p text:style-name="P12">15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󱨃󱨃</text:p>
          </table:table-cell>
          <table:table-cell table:style-name="Tabela1.F1" table:number-rows-spanned="2" office:value-type="string">
            <text:p text:style-name="P33">‍󱨃󱨃</text:p>
          </table:table-cell>
          <table:table-cell table:style-name="Tabela1.O10" office:value-type="float" office:value="21">
            <text:p text:style-name="P12">21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󱨄󱨃</text:p>
          </table:table-cell>
          <table:table-cell table:style-name="Tabela1.F1" table:number-rows-spanned="2" office:value-type="string">
            <text:p text:style-name="P33">‍󱨄󱨃</text:p>
          </table:table-cell>
          <table:table-cell table:style-name="Tabela1.S10" office:value-type="float" office:value="27">
            <text:p text:style-name="P12">27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󱨅󱨃</text:p>
          </table:table-cell>
          <table:table-cell table:style-name="Tabela1.F1" table:number-rows-spanned="2" office:value-type="string">
            <text:p text:style-name="P33">‍󱨅󱨃</text:p>
          </table:table-cell>
          <table:table-cell table:style-name="Tabela1.W10" office:value-type="float" office:value="33">
            <text:p text:style-name="P12">33</text:p>
          </table:table-cell>
        </table:table-row>
        <table:table-row>
          <table:table-cell table:style-name="Tabela1.A11" office:value-type="float" office:value="3">
            <text:p text:style-name="P15">3</text:p>
          </table:table-cell>
          <table:covered-table-cell table:style-name="Tabela1.B11"/>
          <table:table-cell table:style-name="Tabela1.C11" office:value-type="float" office:value="3">
            <text:p text:style-name="P14">3</text:p>
          </table:table-cell>
          <table:table-cell table:style-name="Tabela1.A1" office:value-type="string">
            <text:p text:style-name="P19"/>
          </table:table-cell>
          <table:table-cell table:style-name="Tabela1.E11" office:value-type="float" office:value="13">
            <text:p text:style-name="P15">13</text:p>
          </table:table-cell>
          <table:covered-table-cell table:style-name="Tabela1.F11"/>
          <table:table-cell table:style-name="Tabela1.G11" office:value-type="float" office:value="9">
            <text:p text:style-name="P14">9</text:p>
          </table:table-cell>
          <table:table-cell table:style-name="Tabela1.A1" office:value-type="string">
            <text:p text:style-name="P19"/>
          </table:table-cell>
          <table:table-cell table:style-name="Tabela1.I11" office:value-type="float" office:value="23">
            <text:p text:style-name="P15">23</text:p>
          </table:table-cell>
          <table:covered-table-cell table:style-name="Tabela1.J11"/>
          <table:table-cell table:style-name="Tabela1.A1" office:value-type="string">
            <text:p text:style-name="P14">F</text:p>
          </table:table-cell>
          <table:table-cell table:style-name="Tabela1.A1" office:value-type="string">
            <text:p text:style-name="P19"/>
          </table:table-cell>
          <table:table-cell table:style-name="Tabela1.M11" office:value-type="float" office:value="33">
            <text:p text:style-name="P15">33</text:p>
          </table:table-cell>
          <table:covered-table-cell table:style-name="Tabela1.N11"/>
          <table:table-cell table:style-name="Tabela1.A1" office:value-type="string">
            <text:p text:style-name="P14">L</text:p>
          </table:table-cell>
          <table:table-cell table:style-name="Tabela1.A1" office:value-type="string">
            <text:p text:style-name="P19"/>
          </table:table-cell>
          <table:table-cell table:style-name="Tabela1.Q11" office:value-type="float" office:value="43">
            <text:p text:style-name="P15">43</text:p>
          </table:table-cell>
          <table:covered-table-cell table:style-name="Tabela1.R11"/>
          <table:table-cell table:style-name="Tabela1.A1" office:value-type="string">
            <text:p text:style-name="P14">R</text:p>
          </table:table-cell>
          <table:table-cell table:style-name="Tabela1.A1" office:value-type="string">
            <text:p text:style-name="P19"/>
          </table:table-cell>
          <table:table-cell table:style-name="Tabela1.U11" office:value-type="float" office:value="53">
            <text:p text:style-name="P15">53</text:p>
          </table:table-cell>
          <table:covered-table-cell table:style-name="Tabela1.V11"/>
          <table:table-cell table:style-name="Tabela1.A1" office:value-type="string">
            <text:p text:style-name="P14">X</text:p>
          </table:table-cell>
        </table:table-row>
        <table:table-row table:style-name="Tabela1.3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9">󱨄</text:p>
          </table:table-cell>
          <table:table-cell table:style-name="Tabela1.F1" table:number-rows-spanned="2" office:value-type="string">
            <text:p text:style-name="P11">󱨄</text:p>
          </table:table-cell>
          <table:table-cell table:style-name="Tabela1.C13" office:value-type="float" office:value="4">
            <text:p text:style-name="P12">4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󱨁󱨄</text:p>
          </table:table-cell>
          <table:table-cell table:style-name="Tabela1.F1" table:number-rows-spanned="2" office:value-type="string">
            <text:p text:style-name="P33">‍󱨁󱨄</text:p>
          </table:table-cell>
          <table:table-cell table:style-name="Tabela1.G13" office:value-type="float" office:value="10">
            <text:p text:style-name="P12">10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󱨂󱨄</text:p>
          </table:table-cell>
          <table:table-cell table:style-name="Tabela1.F1" table:number-rows-spanned="2" office:value-type="string">
            <text:p text:style-name="P33">‍󱨂󱨄</text:p>
          </table:table-cell>
          <table:table-cell table:style-name="Tabela1.K13" office:value-type="float" office:value="16">
            <text:p text:style-name="P12">16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󱨃󱨄</text:p>
          </table:table-cell>
          <table:table-cell table:style-name="Tabela1.F1" table:number-rows-spanned="2" office:value-type="string">
            <text:p text:style-name="P33">‍󱨃󱨄</text:p>
          </table:table-cell>
          <table:table-cell table:style-name="Tabela1.O13" office:value-type="float" office:value="22">
            <text:p text:style-name="P12">22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󱨄󱨄</text:p>
          </table:table-cell>
          <table:table-cell table:style-name="Tabela1.F1" table:number-rows-spanned="2" office:value-type="string">
            <text:p text:style-name="P33">‍󱨄󱨄</text:p>
          </table:table-cell>
          <table:table-cell table:style-name="Tabela1.S13" office:value-type="float" office:value="28">
            <text:p text:style-name="P12">28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󱨅󱨄</text:p>
          </table:table-cell>
          <table:table-cell table:style-name="Tabela1.F1" table:number-rows-spanned="2" office:value-type="string">
            <text:p text:style-name="P33">‍󱨅󱨄</text:p>
          </table:table-cell>
          <table:table-cell table:style-name="Tabela1.W13" office:value-type="float" office:value="34">
            <text:p text:style-name="P12">34</text:p>
          </table:table-cell>
        </table:table-row>
        <table:table-row>
          <table:table-cell table:style-name="Tabela1.A14" office:value-type="float" office:value="4">
            <text:p text:style-name="P15">4</text:p>
          </table:table-cell>
          <table:covered-table-cell table:style-name="Tabela1.B14"/>
          <table:table-cell table:style-name="Tabela1.C14" office:value-type="float" office:value="4">
            <text:p text:style-name="P14">4</text:p>
          </table:table-cell>
          <table:table-cell table:style-name="Tabela1.A1" office:value-type="string">
            <text:p text:style-name="P19"/>
          </table:table-cell>
          <table:table-cell table:style-name="Tabela1.E14" office:value-type="float" office:value="14">
            <text:p text:style-name="P15">14</text:p>
          </table:table-cell>
          <table:covered-table-cell table:style-name="Tabela1.F14"/>
          <table:table-cell table:style-name="Tabela1.A1" office:value-type="string">
            <text:p text:style-name="P14">A</text:p>
          </table:table-cell>
          <table:table-cell table:style-name="Tabela1.A1" office:value-type="string">
            <text:p text:style-name="P19"/>
          </table:table-cell>
          <table:table-cell table:style-name="Tabela1.I14" office:value-type="float" office:value="24">
            <text:p text:style-name="P15">24</text:p>
          </table:table-cell>
          <table:covered-table-cell table:style-name="Tabela1.J14"/>
          <table:table-cell table:style-name="Tabela1.A1" office:value-type="string">
            <text:p text:style-name="P14">G</text:p>
          </table:table-cell>
          <table:table-cell table:style-name="Tabela1.A1" office:value-type="string">
            <text:p text:style-name="P19"/>
          </table:table-cell>
          <table:table-cell table:style-name="Tabela1.M14" office:value-type="float" office:value="34">
            <text:p text:style-name="P15">34</text:p>
          </table:table-cell>
          <table:covered-table-cell table:style-name="Tabela1.N14"/>
          <table:table-cell table:style-name="Tabela1.A1" office:value-type="string">
            <text:p text:style-name="P14">M</text:p>
          </table:table-cell>
          <table:table-cell table:style-name="Tabela1.A1" office:value-type="string">
            <text:p text:style-name="P19"/>
          </table:table-cell>
          <table:table-cell table:style-name="Tabela1.Q14" office:value-type="float" office:value="44">
            <text:p text:style-name="P15">44</text:p>
          </table:table-cell>
          <table:covered-table-cell table:style-name="Tabela1.R14"/>
          <table:table-cell table:style-name="Tabela1.A1" office:value-type="string">
            <text:p text:style-name="P14">S</text:p>
          </table:table-cell>
          <table:table-cell table:style-name="Tabela1.A1" office:value-type="string">
            <text:p text:style-name="P19"/>
          </table:table-cell>
          <table:table-cell table:style-name="Tabela1.U14" office:value-type="float" office:value="54">
            <text:p text:style-name="P15">54</text:p>
          </table:table-cell>
          <table:covered-table-cell table:style-name="Tabela1.V14"/>
          <table:table-cell table:style-name="Tabela1.A1" office:value-type="string">
            <text:p text:style-name="P14">Y</text:p>
          </table:table-cell>
        </table:table-row>
        <table:table-row table:style-name="Tabela1.3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9">󱨅</text:p>
          </table:table-cell>
          <table:table-cell table:style-name="Tabela1.F1" table:number-rows-spanned="2" office:value-type="string">
            <text:p text:style-name="P11">󱨅</text:p>
          </table:table-cell>
          <table:table-cell table:style-name="Tabela1.C16" office:value-type="float" office:value="5">
            <text:p text:style-name="P12">5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󱨁󱨅</text:p>
          </table:table-cell>
          <table:table-cell table:style-name="Tabela1.F1" table:number-rows-spanned="2" office:value-type="string">
            <text:p text:style-name="P33">‍󱨁󱨅</text:p>
          </table:table-cell>
          <table:table-cell table:style-name="Tabela1.G16" office:value-type="float" office:value="11">
            <text:p text:style-name="P12">11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󱨂󱨅</text:p>
          </table:table-cell>
          <table:table-cell table:style-name="Tabela1.F1" table:number-rows-spanned="2" office:value-type="string">
            <text:p text:style-name="P33">‍󱨂󱨅</text:p>
          </table:table-cell>
          <table:table-cell table:style-name="Tabela1.K16" office:value-type="float" office:value="17">
            <text:p text:style-name="P12">17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󱨃󱨅</text:p>
          </table:table-cell>
          <table:table-cell table:style-name="Tabela1.F1" table:number-rows-spanned="2" office:value-type="string">
            <text:p text:style-name="P33">‍󱨃󱨅</text:p>
          </table:table-cell>
          <table:table-cell table:style-name="Tabela1.O16" office:value-type="float" office:value="23">
            <text:p text:style-name="P12">23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󱨄󱨅</text:p>
          </table:table-cell>
          <table:table-cell table:style-name="Tabela1.F1" table:number-rows-spanned="2" office:value-type="string">
            <text:p text:style-name="P33">‍󱨄󱨅</text:p>
          </table:table-cell>
          <table:table-cell table:style-name="Tabela1.S16" office:value-type="float" office:value="29">
            <text:p text:style-name="P12">29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9">󱨅󱨅</text:p>
          </table:table-cell>
          <table:table-cell table:style-name="Tabela1.F1" table:number-rows-spanned="2" office:value-type="string">
            <text:p text:style-name="P33">‍󱨅󱨅</text:p>
          </table:table-cell>
          <table:table-cell table:style-name="Tabela1.W16" office:value-type="float" office:value="35">
            <text:p text:style-name="P12">35</text:p>
          </table:table-cell>
        </table:table-row>
        <table:table-row>
          <table:table-cell table:style-name="Tabela1.A17" office:value-type="float" office:value="5">
            <text:p text:style-name="P15">5</text:p>
          </table:table-cell>
          <table:covered-table-cell table:style-name="Tabela1.B17"/>
          <table:table-cell table:style-name="Tabela1.C17" office:value-type="float" office:value="5">
            <text:p text:style-name="P14">5</text:p>
          </table:table-cell>
          <table:table-cell table:style-name="Tabela1.A1" office:value-type="string">
            <text:p text:style-name="P19"/>
          </table:table-cell>
          <table:table-cell table:style-name="Tabela1.E17" office:value-type="float" office:value="15">
            <text:p text:style-name="P15">15</text:p>
          </table:table-cell>
          <table:covered-table-cell table:style-name="Tabela1.F17"/>
          <table:table-cell table:style-name="Tabela1.A1" office:value-type="string">
            <text:p text:style-name="P14">B</text:p>
          </table:table-cell>
          <table:table-cell table:style-name="Tabela1.A1" office:value-type="string">
            <text:p text:style-name="P19"/>
          </table:table-cell>
          <table:table-cell table:style-name="Tabela1.I17" office:value-type="float" office:value="25">
            <text:p text:style-name="P15">25</text:p>
          </table:table-cell>
          <table:covered-table-cell table:style-name="Tabela1.J17"/>
          <table:table-cell table:style-name="Tabela1.A1" office:value-type="string">
            <text:p text:style-name="P14">H</text:p>
          </table:table-cell>
          <table:table-cell table:style-name="Tabela1.A1" office:value-type="string">
            <text:p text:style-name="P19"/>
          </table:table-cell>
          <table:table-cell table:style-name="Tabela1.M17" office:value-type="float" office:value="35">
            <text:p text:style-name="P15">35</text:p>
          </table:table-cell>
          <table:covered-table-cell table:style-name="Tabela1.N17"/>
          <table:table-cell table:style-name="Tabela1.A1" office:value-type="string">
            <text:p text:style-name="P14">N</text:p>
          </table:table-cell>
          <table:table-cell table:style-name="Tabela1.A1" office:value-type="string">
            <text:p text:style-name="P19"/>
          </table:table-cell>
          <table:table-cell table:style-name="Tabela1.Q17" office:value-type="float" office:value="45">
            <text:p text:style-name="P15">45</text:p>
          </table:table-cell>
          <table:covered-table-cell table:style-name="Tabela1.R17"/>
          <table:table-cell table:style-name="Tabela1.A1" office:value-type="string">
            <text:p text:style-name="P14">T</text:p>
          </table:table-cell>
          <table:table-cell table:style-name="Tabela1.A1" office:value-type="string">
            <text:p text:style-name="P19"/>
          </table:table-cell>
          <table:table-cell table:style-name="Tabela1.U17" office:value-type="float" office:value="55">
            <text:p text:style-name="P15">55</text:p>
          </table:table-cell>
          <table:covered-table-cell table:style-name="Tabela1.V17"/>
          <table:table-cell table:style-name="Tabela1.A1" office:value-type="string">
            <text:p text:style-name="P14">Z</text:p>
          </table:table-cell>
        </table:table-row>
      </table:table>
      <text:p text:style-name="P2"/>
      <text:p text:style-name="P2"/>
      <text:h text:style-name="Heading_20_4" text:outline-level="4" text:is-list-header="true"><text:soft-page-break/><text:tab/>Encoding</text:h>
      <text:p text:style-name="P6"/>
      <text:p text:style-name="P6">Encoding is proposed at the codepoints shown in the following table:</text:p>
      <text:p text:style-name="P6"/>
      <table:table table:name="Tabela4" table:style-name="Tabela4">
        <table:table-column table:style-name="Tabela4.A"/>
        <table:table-column table:style-name="Tabela4.B" table:number-columns-repeated="15"/>
        <table:table-column table:style-name="Tabela4.Q"/>
        <table:table-row>
          <table:table-cell table:style-name="Tabela4.A1" office:value-type="string">
            <text:p text:style-name="P24"/>
          </table:table-cell>
          <table:table-cell table:style-name="Tabela4.B1" office:value-type="string">
            <text:p text:style-name="P23">0</text:p>
          </table:table-cell>
          <table:table-cell table:style-name="Tabela4.B1" office:value-type="string">
            <text:p text:style-name="P23">1</text:p>
          </table:table-cell>
          <table:table-cell table:style-name="Tabela4.B1" office:value-type="string">
            <text:p text:style-name="P23">2</text:p>
          </table:table-cell>
          <table:table-cell table:style-name="Tabela4.B1" office:value-type="string">
            <text:p text:style-name="P23">3</text:p>
          </table:table-cell>
          <table:table-cell table:style-name="Tabela4.B1" office:value-type="string">
            <text:p text:style-name="P23">4</text:p>
          </table:table-cell>
          <table:table-cell table:style-name="Tabela4.B1" office:value-type="string">
            <text:p text:style-name="P23">5</text:p>
          </table:table-cell>
          <table:table-cell table:style-name="Tabela4.B1" office:value-type="string">
            <text:p text:style-name="P23">6</text:p>
          </table:table-cell>
          <table:table-cell table:style-name="Tabela4.B1" office:value-type="string">
            <text:p text:style-name="P23">7</text:p>
          </table:table-cell>
          <table:table-cell table:style-name="Tabela4.B1" office:value-type="string">
            <text:p text:style-name="P23">8</text:p>
          </table:table-cell>
          <table:table-cell table:style-name="Tabela4.B1" office:value-type="string">
            <text:p text:style-name="P23">9</text:p>
          </table:table-cell>
          <table:table-cell table:style-name="Tabela4.B1" office:value-type="string">
            <text:p text:style-name="P23">A</text:p>
          </table:table-cell>
          <table:table-cell table:style-name="Tabela4.B1" office:value-type="string">
            <text:p text:style-name="P23">B</text:p>
          </table:table-cell>
          <table:table-cell table:style-name="Tabela4.B1" office:value-type="string">
            <text:p text:style-name="P23">C</text:p>
          </table:table-cell>
          <table:table-cell table:style-name="Tabela4.B1" office:value-type="string">
            <text:p text:style-name="P23">D</text:p>
          </table:table-cell>
          <table:table-cell table:style-name="Tabela4.B1" office:value-type="string">
            <text:p text:style-name="P23">E</text:p>
          </table:table-cell>
          <table:table-cell table:style-name="Tabela4.Q1" office:value-type="string">
            <text:p text:style-name="P23">F</text:p>
          </table:table-cell>
        </table:table-row>
        <table:table-row>
          <table:table-cell table:style-name="Tabela4.A2" office:value-type="string">
            <text:p text:style-name="P23"><text:span text:style-name="T1">F1A</text:span>0</text:p>
          </table:table-cell>
          <table:table-cell table:style-name="Tabela4.B2" office:value-type="string">
            <text:p text:style-name="P25">󱨀</text:p>
            <text:p text:style-name="P28">F1A00</text:p>
          </table:table-cell>
          <table:table-cell table:style-name="Tabela4.B2" office:value-type="string">
            <text:p text:style-name="P25">󱨁</text:p>
            <text:p text:style-name="P28">F1A01</text:p>
          </table:table-cell>
          <table:table-cell table:style-name="Tabela4.B2" office:value-type="string">
            <text:p text:style-name="P25">󱨂</text:p>
            <text:p text:style-name="P28">F1A02</text:p>
          </table:table-cell>
          <table:table-cell table:style-name="Tabela4.B2" office:value-type="string">
            <text:p text:style-name="P25">󱨃</text:p>
            <text:p text:style-name="P28">F1A03</text:p>
          </table:table-cell>
          <table:table-cell table:style-name="Tabela4.B2" office:value-type="string">
            <text:p text:style-name="P25">󱨄</text:p>
            <text:p text:style-name="P28">F1A04</text:p>
          </table:table-cell>
          <table:table-cell table:style-name="Tabela4.B2" office:value-type="string">
            <text:p text:style-name="P25">󱨅</text:p>
            <text:p text:style-name="P28">F1A05</text:p>
          </table:table-cell>
          <table:table-cell table:style-name="Tabela4.B2" office:value-type="string">
            <text:p text:style-name="P25">󱨆</text:p>
            <text:p text:style-name="P28">F1A06</text:p>
          </table:table-cell>
          <table:table-cell table:style-name="Tabela4.B2" office:value-type="string">
            <text:p text:style-name="P25">󱨇</text:p>
            <text:p text:style-name="P28">F1A07</text:p>
          </table:table-cell>
          <table:table-cell table:style-name="Tabela4.B2" office:value-type="string">
            <text:p text:style-name="P25">󱨈</text:p>
            <text:p text:style-name="P28">F1A08</text:p>
          </table:table-cell>
          <table:table-cell table:style-name="Tabela4.B2" office:value-type="string">
            <text:p text:style-name="P25">󱨉</text:p>
            <text:p text:style-name="P28">F1A09</text:p>
          </table:table-cell>
          <table:table-cell table:style-name="Tabela4.B2" office:value-type="string">
            <text:p text:style-name="P25">󱨊</text:p>
            <text:p text:style-name="P28">F1A0A</text:p>
          </table:table-cell>
          <table:table-cell table:style-name="Tabela4.B2" office:value-type="string">
            <text:p text:style-name="P25">󱨋</text:p>
            <text:p text:style-name="P28">F1A0B</text:p>
          </table:table-cell>
          <table:table-cell table:style-name="Tabela4.B2" office:value-type="string">
            <text:p text:style-name="P26">󱨌</text:p>
            <text:p text:style-name="P28">F1A0C</text:p>
          </table:table-cell>
          <table:table-cell table:style-name="Tabela4.B2" office:value-type="string">
            <text:p text:style-name="P26">󱨍</text:p>
            <text:p text:style-name="P28">F1A0D</text:p>
          </table:table-cell>
          <table:table-cell table:style-name="Tabela4.B2" office:value-type="string">
            <text:p text:style-name="P26">󱨎</text:p>
            <text:p text:style-name="P28">F1A0E</text:p>
          </table:table-cell>
          <table:table-cell table:style-name="Tabela4.Q2" office:value-type="string">
            <text:p text:style-name="P26">󱨏</text:p>
            <text:p text:style-name="P28">F1A0F</text:p>
          </table:table-cell>
        </table:table-row>
        <table:table-row>
          <table:table-cell table:style-name="Tabela4.A3" office:value-type="string">
            <text:p text:style-name="P23"><text:span text:style-name="T1">F1A</text:span>1</text:p>
          </table:table-cell>
          <table:table-cell table:style-name="Tabela4.B3" office:value-type="string">
            <text:p text:style-name="P27">󱨐</text:p>
            <text:p text:style-name="P28">F1A<text:span text:style-name="T2">10</text:span></text:p>
          </table:table-cell>
          <table:table-cell table:style-name="Tabela4.B3" office:value-type="string">
            <text:p text:style-name="P27">󱨑</text:p>
            <text:p text:style-name="P28">F1A<text:span text:style-name="T2">11</text:span></text:p>
          </table:table-cell>
          <table:table-cell table:style-name="Tabela4.B3" office:value-type="string">
            <text:p text:style-name="P27">󱨒</text:p>
            <text:p text:style-name="P28">F1A<text:span text:style-name="T2">12</text:span></text:p>
          </table:table-cell>
          <table:table-cell table:style-name="Tabela4.B3" office:value-type="string">
            <text:p text:style-name="P27">󱨓</text:p>
            <text:p text:style-name="P28">F1A<text:span text:style-name="T2">13</text:span></text:p>
          </table:table-cell>
          <table:table-cell table:style-name="Tabela4.B3" office:value-type="string">
            <text:p text:style-name="P27">󱨔</text:p>
            <text:p text:style-name="P28">F1A<text:span text:style-name="T2">14</text:span></text:p>
          </table:table-cell>
          <table:table-cell table:style-name="Tabela4.B3" office:value-type="string">
            <text:p text:style-name="P27">󱨕</text:p>
            <text:p text:style-name="P28">F1A<text:span text:style-name="T2">15</text:span></text:p>
          </table:table-cell>
          <table:table-cell table:style-name="Tabela4.B3" office:value-type="string">
            <text:p text:style-name="P27">󱨖</text:p>
            <text:p text:style-name="P28">F1A<text:span text:style-name="T2">16</text:span></text:p>
          </table:table-cell>
          <table:table-cell table:style-name="Tabela4.B3" office:value-type="string">
            <text:p text:style-name="P27">󱨗</text:p>
            <text:p text:style-name="P28">F1A<text:span text:style-name="T2">17</text:span></text:p>
          </table:table-cell>
          <table:table-cell table:style-name="Tabela4.B3" office:value-type="string">
            <text:p text:style-name="P26">󱨘</text:p>
            <text:p text:style-name="P28">F1A<text:span text:style-name="T2">18</text:span></text:p>
          </table:table-cell>
          <table:table-cell table:style-name="Tabela4.B3" office:value-type="string">
            <text:p text:style-name="P26">󱨙</text:p>
            <text:p text:style-name="P28">F1A<text:span text:style-name="T2">19</text:span></text:p>
          </table:table-cell>
          <table:table-cell table:style-name="Tabela4.B3" office:value-type="string">
            <text:p text:style-name="P26">󱨚</text:p>
            <text:p text:style-name="P28">F1A<text:span text:style-name="T2">1A</text:span></text:p>
          </table:table-cell>
          <table:table-cell table:style-name="Tabela4.B3" office:value-type="string">
            <text:p text:style-name="P26">󱨛</text:p>
            <text:p text:style-name="P28">F1A<text:span text:style-name="T2">1B</text:span></text:p>
          </table:table-cell>
          <table:table-cell table:style-name="Tabela4.B3" office:value-type="string">
            <text:p text:style-name="P26">󱨜</text:p>
            <text:p text:style-name="P28">F1A<text:span text:style-name="T2">1C</text:span></text:p>
          </table:table-cell>
          <table:table-cell table:style-name="Tabela4.B3" office:value-type="string">
            <text:p text:style-name="P26">󱨝</text:p>
            <text:p text:style-name="P28">F1A<text:span text:style-name="T2">1D</text:span></text:p>
          </table:table-cell>
          <table:table-cell table:style-name="Tabela4.B3" office:value-type="string">
            <text:p text:style-name="P26">󱨞</text:p>
            <text:p text:style-name="P28">F1A<text:span text:style-name="T2">1E</text:span></text:p>
          </table:table-cell>
          <table:table-cell table:style-name="Tabela4.Q3" office:value-type="string">
            <text:p text:style-name="P26">󱨟</text:p>
            <text:p text:style-name="P28">F1A<text:span text:style-name="T2">1F</text:span></text:p>
          </table:table-cell>
        </table:table-row>
        <table:table-row>
          <table:table-cell table:style-name="Tabela4.A4" office:value-type="string">
            <text:p text:style-name="P23"><text:span text:style-name="T1">F1A</text:span>2</text:p>
          </table:table-cell>
          <table:table-cell table:style-name="Tabela4.B3" office:value-type="string">
            <text:p text:style-name="P26">󱨠</text:p>
            <text:p text:style-name="P28">F1A<text:span text:style-name="T3">2</text:span><text:span text:style-name="T2">0</text:span></text:p>
          </table:table-cell>
          <table:table-cell table:style-name="Tabela4.B3" office:value-type="string">
            <text:p text:style-name="P26">󱨡</text:p>
            <text:p text:style-name="P28">F1A<text:span text:style-name="T3">21</text:span></text:p>
          </table:table-cell>
          <table:table-cell table:style-name="Tabela4.B3" office:value-type="string">
            <text:p text:style-name="P26">󱨢</text:p>
            <text:p text:style-name="P28">F1A<text:span text:style-name="T3">22</text:span></text:p>
          </table:table-cell>
          <table:table-cell table:style-name="Tabela4.B3" office:value-type="string">
            <text:p text:style-name="P26">󱨣</text:p>
            <text:p text:style-name="P28">F1A<text:span text:style-name="T3">23</text:span></text:p>
          </table:table-cell>
          <table:table-cell table:style-name="Tabela4.B3" office:value-type="string">
            <text:p text:style-name="P29">󱨤</text:p>
            <text:p text:style-name="P28">F1A<text:span text:style-name="T3">24</text:span></text:p>
          </table:table-cell>
          <table:table-cell table:style-name="Tabela4.B3" office:value-type="string">
            <text:p text:style-name="P29">󱨥</text:p>
            <text:p text:style-name="P28">F1A<text:span text:style-name="T3">25</text:span></text:p>
          </table:table-cell>
          <table:table-cell table:style-name="Tabela4.B3" office:value-type="string">
            <text:p text:style-name="P29">󱨦</text:p>
            <text:p text:style-name="P28">F1A<text:span text:style-name="T3">26</text:span></text:p>
          </table:table-cell>
          <table:table-cell table:style-name="Tabela4.B3" office:value-type="string">
            <text:p text:style-name="P29">󱨧</text:p>
            <text:p text:style-name="P28">F1A<text:span text:style-name="T3">27</text:span></text:p>
          </table:table-cell>
          <table:table-cell table:style-name="Tabela4.B3" office:value-type="string">
            <text:p text:style-name="P29">󱨨</text:p>
            <text:p text:style-name="P28">F1A<text:span text:style-name="T3">28</text:span></text:p>
          </table:table-cell>
          <table:table-cell table:style-name="Tabela4.B3" office:value-type="string">
            <text:p text:style-name="P29">󱨩</text:p>
            <text:p text:style-name="P28">F1A<text:span text:style-name="T3">29</text:span></text:p>
          </table:table-cell>
          <table:table-cell table:style-name="Tabela4.B3" office:value-type="string">
            <text:p text:style-name="P29">󱨪</text:p>
            <text:p text:style-name="P28">F1A<text:span text:style-name="T3">2A</text:span></text:p>
          </table:table-cell>
          <table:table-cell table:style-name="Tabela4.B3" office:value-type="string">
            <text:p text:style-name="P29">󱨫</text:p>
            <text:p text:style-name="P28">F1A<text:span text:style-name="T3">2B</text:span></text:p>
          </table:table-cell>
          <table:table-cell table:style-name="Tabela4.B3" office:value-type="string">
            <text:p text:style-name="P29">󱨬</text:p>
            <text:p text:style-name="P28">F1A<text:span text:style-name="T3">2C</text:span></text:p>
          </table:table-cell>
          <table:table-cell table:style-name="Tabela4.B3" office:value-type="string">
            <text:p text:style-name="P29">󱨭</text:p>
            <text:p text:style-name="P28">F1A<text:span text:style-name="T3">2D</text:span></text:p>
          </table:table-cell>
          <table:table-cell table:style-name="Tabela4.B3" office:value-type="string">
            <text:p text:style-name="P29">󱨮</text:p>
            <text:p text:style-name="P28">F1A<text:span text:style-name="T3">2E</text:span></text:p>
          </table:table-cell>
          <table:table-cell table:style-name="Tabela4.Q3" office:value-type="string">
            <text:p text:style-name="P29">󱨯</text:p>
            <text:p text:style-name="P28">F1A<text:span text:style-name="T3">2F</text:span></text:p>
          </table:table-cell>
        </table:table-row>
        <table:table-row>
          <table:table-cell table:style-name="Tabela4.A5" office:value-type="string">
            <text:p text:style-name="P23"><text:span text:style-name="T1">F1A</text:span>3</text:p>
          </table:table-cell>
          <table:table-cell table:style-name="Tabela4.B3" office:value-type="string">
            <text:p text:style-name="P31">󱨰</text:p>
            <text:p text:style-name="P28">F1A<text:span text:style-name="T3">3</text:span><text:span text:style-name="T2">0</text:span></text:p>
          </table:table-cell>
          <table:table-cell table:style-name="Tabela4.B3" office:value-type="string">
            <text:p text:style-name="P31">󱨱</text:p>
            <text:p text:style-name="P28">F1A<text:span text:style-name="T3">31</text:span></text:p>
          </table:table-cell>
          <table:table-cell table:style-name="Tabela4.B3" office:value-type="string">
            <text:p text:style-name="P31">󱨲</text:p>
            <text:p text:style-name="P28">F1A<text:span text:style-name="T3">32</text:span></text:p>
          </table:table-cell>
          <table:table-cell table:style-name="Tabela4.B3" office:value-type="string">
            <text:p text:style-name="P31">󱨳</text:p>
            <text:p text:style-name="P28">F1A<text:span text:style-name="T3">33</text:span></text:p>
          </table:table-cell>
          <table:table-cell table:style-name="Tabela4.B3" office:value-type="string">
            <text:p text:style-name="P31">󱨴</text:p>
            <text:p text:style-name="P28">F1A<text:span text:style-name="T3">34</text:span></text:p>
          </table:table-cell>
          <table:table-cell table:style-name="Tabela4.B3" office:value-type="string">
            <text:p text:style-name="P31">󱨵</text:p>
            <text:p text:style-name="P28">F1A<text:span text:style-name="T3">35</text:span></text:p>
          </table:table-cell>
          <table:table-cell table:style-name="Tabela4.B3" office:value-type="string">
            <text:p text:style-name="P31">󱨶</text:p>
            <text:p text:style-name="P28">F1A<text:span text:style-name="T3">36</text:span></text:p>
          </table:table-cell>
          <table:table-cell table:style-name="Tabela4.B3" office:value-type="string">
            <text:p text:style-name="P31">󱨷</text:p>
            <text:p text:style-name="P28">F1A<text:span text:style-name="T3">37</text:span></text:p>
          </table:table-cell>
          <table:table-cell table:style-name="Tabela4.B3" office:value-type="string">
            <text:p text:style-name="P31">󱨸</text:p>
            <text:p text:style-name="P28">F1A<text:span text:style-name="T3">38</text:span></text:p>
          </table:table-cell>
          <table:table-cell table:style-name="Tabela4.B3" office:value-type="string">
            <text:p text:style-name="P31">󱨹</text:p>
            <text:p text:style-name="P28">F1A<text:span text:style-name="T3">39</text:span></text:p>
          </table:table-cell>
          <table:table-cell table:style-name="Tabela4.B3" office:value-type="string">
            <text:p text:style-name="P31">󱨺</text:p>
            <text:p text:style-name="P28">F1A<text:span text:style-name="T3">3A</text:span></text:p>
          </table:table-cell>
          <table:table-cell table:style-name="Tabela4.B3" office:value-type="string">
            <text:p text:style-name="P31">󱨻</text:p>
            <text:p text:style-name="P28">F1A<text:span text:style-name="T3">3B</text:span></text:p>
          </table:table-cell>
          <table:table-cell table:style-name="Tabela4.B3" office:value-type="string">
            <text:p text:style-name="P31">󱨼</text:p>
            <text:p text:style-name="P28">F1A<text:span text:style-name="T3">3C</text:span></text:p>
          </table:table-cell>
          <table:table-cell table:style-name="Tabela4.B3" office:value-type="string">
            <text:p text:style-name="P31">󱨽</text:p>
            <text:p text:style-name="P28">F1A<text:span text:style-name="T3">3D</text:span></text:p>
          </table:table-cell>
          <table:table-cell table:style-name="Tabela4.B3" office:value-type="string">
            <text:p text:style-name="P31">󱨾</text:p>
            <text:p text:style-name="P28">F1A<text:span text:style-name="T3">3E</text:span></text:p>
          </table:table-cell>
          <table:table-cell table:style-name="Tabela4.Q3" office:value-type="string">
            <text:p text:style-name="P31">󱨿</text:p>
            <text:p text:style-name="P28">F1A<text:span text:style-name="T3">3F</text:span></text:p>
          </table:table-cell>
        </table:table-row>
        <table:table-row>
          <table:table-cell table:style-name="Tabela4.A6" office:value-type="string">
            <text:p text:style-name="P23"><text:span text:style-name="T1">F1A</text:span>4</text:p>
          </table:table-cell>
          <table:table-cell table:style-name="Tabela4.B3" office:value-type="string">
            <text:p text:style-name="P31">󱩀</text:p>
            <text:p text:style-name="P28">F1A<text:span text:style-name="T4">4</text:span><text:span text:style-name="T2">0</text:span></text:p>
          </table:table-cell>
          <table:table-cell table:style-name="Tabela4.B3" office:value-type="string">
            <text:p text:style-name="P31">󱩁</text:p>
            <text:p text:style-name="P28">F1A<text:span text:style-name="T4">41</text:span></text:p>
          </table:table-cell>
          <table:table-cell table:style-name="Tabela4.B3" office:value-type="string">
            <text:p text:style-name="P31">󱩂</text:p>
            <text:p text:style-name="P28">F1A<text:span text:style-name="T4">42</text:span></text:p>
          </table:table-cell>
          <table:table-cell table:style-name="Tabela4.B3" office:value-type="string">
            <text:p text:style-name="P31">󱩃</text:p>
            <text:p text:style-name="P28">F1A<text:span text:style-name="T4">43</text:span></text:p>
          </table:table-cell>
          <table:table-cell table:style-name="Tabela4.B3" office:value-type="string">
            <text:p text:style-name="P31">󱩄</text:p>
            <text:p text:style-name="P28">F1A<text:span text:style-name="T4">44</text:span></text:p>
          </table:table-cell>
          <table:table-cell table:style-name="Tabela4.B3" office:value-type="string">
            <text:p text:style-name="P31">󱩅</text:p>
            <text:p text:style-name="P28">F1A<text:span text:style-name="T4">45</text:span></text:p>
          </table:table-cell>
          <table:table-cell table:style-name="Tabela4.B3" office:value-type="string">
            <text:p text:style-name="P31">󱩆</text:p>
            <text:p text:style-name="P28">F1A<text:span text:style-name="T4">46</text:span></text:p>
          </table:table-cell>
          <table:table-cell table:style-name="Tabela4.B3" office:value-type="string">
            <text:p text:style-name="P31">󱩇</text:p>
            <text:p text:style-name="P28">F1A<text:span text:style-name="T4">47</text:span></text:p>
          </table:table-cell>
          <table:table-cell table:style-name="Tabela4.B3" office:value-type="string">
            <text:p text:style-name="P32">󱩈</text:p>
            <text:p text:style-name="P28">F1A<text:span text:style-name="T4">48</text:span></text:p>
          </table:table-cell>
          <table:table-cell table:style-name="Tabela4.B3" office:value-type="string">
            <text:p text:style-name="P32">󱩉</text:p>
            <text:p text:style-name="P28">F1A<text:span text:style-name="T4">49</text:span></text:p>
          </table:table-cell>
          <table:table-cell table:style-name="Tabela4.B3" office:value-type="string">
            <text:p text:style-name="P32">󱩊</text:p>
            <text:p text:style-name="P28">F1A<text:span text:style-name="T4">4A</text:span></text:p>
          </table:table-cell>
          <table:table-cell table:style-name="Tabela4.B3" office:value-type="string">
            <text:p text:style-name="P32">󱩋</text:p>
            <text:p text:style-name="P28">F1A<text:span text:style-name="T4">4B</text:span></text:p>
          </table:table-cell>
          <table:table-cell table:style-name="Tabela4.B3" office:value-type="string">
            <text:p text:style-name="P32">󱩌</text:p>
            <text:p text:style-name="P28">F1A<text:span text:style-name="T4">4C</text:span></text:p>
          </table:table-cell>
          <table:table-cell table:style-name="Tabela4.B3" office:value-type="string">
            <text:p text:style-name="P32">󱩍</text:p>
            <text:p text:style-name="P28">F1A<text:span text:style-name="T4">4D</text:span></text:p>
          </table:table-cell>
          <table:table-cell table:style-name="Tabela4.B3" office:value-type="string">
            <text:p text:style-name="P32">󱩎</text:p>
            <text:p text:style-name="P28">F1A<text:span text:style-name="T4">4E</text:span></text:p>
          </table:table-cell>
          <table:table-cell table:style-name="Tabela4.Q3" office:value-type="string">
            <text:p text:style-name="P32">󱩏</text:p>
            <text:p text:style-name="P28">F1A<text:span text:style-name="T4">4F</text:span></text:p>
          </table:table-cell>
        </table:table-row>
        <table:table-row>
          <table:table-cell table:style-name="Tabela4.A7" office:value-type="string">
            <text:p text:style-name="P23"><text:span text:style-name="T1">F1A</text:span>5</text:p>
          </table:table-cell>
          <table:table-cell table:style-name="Tabela4.B3" office:value-type="string">
            <text:p text:style-name="P32">󱩐</text:p>
            <text:p text:style-name="P28">F1A<text:span text:style-name="T5">5</text:span><text:span text:style-name="T2">0</text:span></text:p>
          </table:table-cell>
          <table:table-cell table:style-name="Tabela4.B3" office:value-type="string">
            <text:p text:style-name="P32">󱩑</text:p>
            <text:p text:style-name="P28">F1A<text:span text:style-name="T5">51</text:span></text:p>
          </table:table-cell>
          <table:table-cell table:style-name="Tabela4.B3" office:value-type="string">
            <text:p text:style-name="P32">󱩒</text:p>
            <text:p text:style-name="P28">F1A<text:span text:style-name="T5">52</text:span></text:p>
          </table:table-cell>
          <table:table-cell table:style-name="Tabela4.B3" office:value-type="string">
            <text:p text:style-name="P32">󱩓</text:p>
            <text:p text:style-name="P28">F1A<text:span text:style-name="T5">53</text:span></text:p>
          </table:table-cell>
          <table:table-cell table:style-name="Tabela4.B3" office:value-type="string">
            <text:p text:style-name="P29">󱩔</text:p>
            <text:p text:style-name="P28">F1A<text:span text:style-name="T5">54</text:span></text:p>
          </table:table-cell>
          <table:table-cell table:style-name="Tabela4.B3" office:value-type="string">
            <text:p text:style-name="P29">󱩕</text:p>
            <text:p text:style-name="P28">F1A<text:span text:style-name="T5">55</text:span></text:p>
          </table:table-cell>
          <table:table-cell table:style-name="Tabela4.B3" office:value-type="string">
            <text:p text:style-name="P29">󱩖</text:p>
            <text:p text:style-name="P28">F1A<text:span text:style-name="T5">56</text:span></text:p>
          </table:table-cell>
          <table:table-cell table:style-name="Tabela4.B3" office:value-type="string">
            <text:p text:style-name="P29">󱩗</text:p>
            <text:p text:style-name="P28">F1A<text:span text:style-name="T5">57</text:span></text:p>
          </table:table-cell>
          <table:table-cell table:style-name="Tabela4.B3" office:value-type="string">
            <text:p text:style-name="P29">󱩘</text:p>
            <text:p text:style-name="P28">F1A<text:span text:style-name="T5">58</text:span></text:p>
          </table:table-cell>
          <table:table-cell table:style-name="Tabela4.B3" office:value-type="string">
            <text:p text:style-name="P29">󱩙</text:p>
            <text:p text:style-name="P28">F1A<text:span text:style-name="T5">59</text:span></text:p>
          </table:table-cell>
          <table:table-cell table:style-name="Tabela4.B3" office:value-type="string">
            <text:p text:style-name="P29">󱩚</text:p>
            <text:p text:style-name="P28">F1A<text:span text:style-name="T5">5A</text:span></text:p>
          </table:table-cell>
          <table:table-cell table:style-name="Tabela4.B3" office:value-type="string">
            <text:p text:style-name="P29">󱩛</text:p>
            <text:p text:style-name="P28">F1A<text:span text:style-name="T5">5B</text:span></text:p>
          </table:table-cell>
          <table:table-cell table:style-name="Tabela4.B3" office:value-type="string">
            <text:p text:style-name="P29">󱩜</text:p>
            <text:p text:style-name="P28">F1A<text:span text:style-name="T5">5C</text:span></text:p>
          </table:table-cell>
          <table:table-cell table:style-name="Tabela4.B3" office:value-type="string">
            <text:p text:style-name="P29">󱩝</text:p>
            <text:p text:style-name="P28">F1A<text:span text:style-name="T5">5D</text:span></text:p>
          </table:table-cell>
          <table:table-cell table:style-name="Tabela4.B3" office:value-type="string">
            <text:p text:style-name="P29">󱩞</text:p>
            <text:p text:style-name="P28">F1A<text:span text:style-name="T5">5E</text:span></text:p>
          </table:table-cell>
          <table:table-cell table:style-name="Tabela4.Q3" office:value-type="string">
            <text:p text:style-name="P29">󱩟</text:p>
            <text:p text:style-name="P28">F1A<text:span text:style-name="T5">5F</text:span></text:p>
          </table:table-cell>
        </table:table-row>
        <table:table-row table:style-name="Tabela4.8">
          <table:table-cell table:style-name="Tabela4.A8" office:value-type="string">
            <text:p text:style-name="P23"><text:span text:style-name="T1">F1A</text:span>6</text:p>
          </table:table-cell>
          <table:table-cell table:style-name="Tabela4.B3" office:value-type="string">
            <text:p text:style-name="P30">󱩠</text:p>
            <text:p text:style-name="P28">F1A<text:span text:style-name="T6">6</text:span><text:span text:style-name="T2">0</text:span></text:p>
          </table:table-cell>
          <table:table-cell table:style-name="Tabela4.B3" office:value-type="string">
            <text:p text:style-name="P30">󱩡</text:p>
            <text:p text:style-name="P28">F1A<text:span text:style-name="T6">61</text:span></text:p>
          </table:table-cell>
          <table:table-cell table:style-name="Tabela4.B3" office:value-type="string">
            <text:p text:style-name="P30">󱩢</text:p>
            <text:p text:style-name="P28">F1A<text:span text:style-name="T6">62</text:span></text:p>
          </table:table-cell>
          <table:table-cell table:style-name="Tabela4.B3" office:value-type="string">
            <text:p text:style-name="P30">󱩣</text:p>
            <text:p text:style-name="P28">F1A<text:span text:style-name="T6">63</text:span></text:p>
          </table:table-cell>
          <table:table-cell table:style-name="Tabela4.B3" office:value-type="string">
            <text:p text:style-name="P30">󱩤</text:p>
            <text:p text:style-name="P28">F1A<text:span text:style-name="T6">64</text:span></text:p>
          </table:table-cell>
          <table:table-cell table:style-name="Tabela4.B3" office:value-type="string">
            <text:p text:style-name="P30">󱩥</text:p>
            <text:p text:style-name="P28">F1A<text:span text:style-name="T6">65</text:span></text:p>
          </table:table-cell>
          <table:table-cell table:style-name="Tabela4.B3" office:value-type="string">
            <text:p text:style-name="P30">󱩦</text:p>
            <text:p text:style-name="P28">F1A<text:span text:style-name="T6">66</text:span></text:p>
          </table:table-cell>
          <table:table-cell table:style-name="Tabela4.B3" office:value-type="string">
            <text:p text:style-name="P30">󱩧</text:p>
            <text:p text:style-name="P28">F1A<text:span text:style-name="T6">67</text:span></text:p>
          </table:table-cell>
          <table:table-cell table:style-name="Tabela4.B3" office:value-type="string">
            <text:p text:style-name="P30">󱩨</text:p>
            <text:p text:style-name="P28">F1A<text:span text:style-name="T6">68</text:span></text:p>
          </table:table-cell>
          <table:table-cell table:style-name="Tabela4.B3" office:value-type="string">
            <text:p text:style-name="P30">󱩩</text:p>
            <text:p text:style-name="P28">F1A<text:span text:style-name="T6">69</text:span></text:p>
          </table:table-cell>
          <table:table-cell table:style-name="Tabela4.B3" office:value-type="string">
            <text:p text:style-name="P30">󱩪</text:p>
            <text:p text:style-name="P28">F1A<text:span text:style-name="T6">6A</text:span></text:p>
          </table:table-cell>
          <table:table-cell table:style-name="Tabela4.B3" office:value-type="string">
            <text:p text:style-name="P30">󱩫</text:p>
            <text:p text:style-name="P28">F1A<text:span text:style-name="T6">6B</text:span></text:p>
          </table:table-cell>
          <table:table-cell table:style-name="Tabela4.N8" office:value-type="string">
            <text:p text:style-name="P28">F1A<text:span text:style-name="T6">6C</text:span></text:p>
          </table:table-cell>
          <table:table-cell table:style-name="Tabela4.N8" office:value-type="string">
            <text:p text:style-name="P28">F1A<text:span text:style-name="T6">6D</text:span></text:p>
          </table:table-cell>
          <table:table-cell table:style-name="Tabela4.N8" office:value-type="string">
            <text:p text:style-name="P18"><text:span text:style-name="T7">F1A</text:span><text:span text:style-name="T8">6E</text:span></text:p>
          </table:table-cell>
          <table:table-cell table:style-name="Tabela4.N8" office:value-type="string">
            <text:p text:style-name="P18"><text:span text:style-name="T7">F1A</text:span><text:span text:style-name="T8">6F</text:span></text:p>
          </table:table-cell>
        </table:table-row>
      </table:table>
      <text:p text:style-name="P4"/>
      <text:p text:style-name="P7">Regular seximal digits are encoded from codepoints U+F1A00 to U+F1A05, and regular niftimal digits from U+F1A06 to U+F1A23; following are the superscript and subscript variants.</text:p>
      <text:p text:style-name="P6"/>
      <text:h text:style-name="Heading_20_4" text:outline-level="4">Fonts and how to type</text:h>
      <text:p text:style-name="P6"/>
      <text:p text:style-name="P6">There've been made two fonts:</text:p>
      <text:p text:style-name="P6"/>
      <text:p text:style-name="P7"><text:tab/>1. Andika-Regular.ttf – a copy of Andika (created by SIL Inte<text:span text:style-name="T13">r</text:span>national), version 6.200, <text:span text:style-name="T9">with the</text:span> dedicated digits at the codepoints indicated previously;</text:p>
      <text:p text:style-name="P7"/>
      <text:p text:style-name="P7"><text:tab/>2. AndikaBase6-Regular.ttf – a copy of Andika (created by SIL Inte<text:span text:style-name="T13">r</text:span>national), version 6.200, with regular digits from 0 to 5 replaced by the regular seximal dedicated digits 󱨀 to 󱨅, and digits 6 to 9 replaced by the niftimal dedicated digits 󱨆 to 9; <text:span text:style-name="T12">the dozenal digits ↊ </text:span><text:span text:style-name="T14">(U+218A)</text:span><text:span text:style-name="T12"> and ↋ </text:span><text:span text:style-name="T14">(U+218B) </text:span><text:span text:style-name="T12">also have been replaced by 󱨊 and 󱨋</text:span>; <text:soft-page-break/>the superscript and subscript variants also have been replaced, so that ⁰¹²³⁴⁵⁶⁷⁸⁹ yields 󱨤󱨥󱨦󱨧󱨨󱨩󱨪󱨫󱨬󱨭 and ₀₁₂₃₄₅₆₇₈₉ yields 󱩈󱩉󱩊󱩋󱩌󱩍󱩎󱩏󱩐󱩑;</text:p>
      <text:p text:style-name="P7"/>
      <text:p text:style-name="P8">Both fonts have niftimal digit ligatures activated, using the <text:span text:style-name="T15">Z</text:span>ero <text:span text:style-name="T15">W</text:span>idth <text:span text:style-name="T15">Jo</text:span>iner (U+200D, &amp;zwj;)<text:span text:style-name="T15">,</text:span> as the trigger, as following:</text:p>
      <text:p text:style-name="P8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44">Type</text:p>
          </table:table-cell>
          <table:table-cell table:style-name="Tabela5.A1" office:value-type="string">
            <text:p text:style-name="P45">Andika</text:p>
          </table:table-cell>
          <table:table-cell table:style-name="Tabela5.C1" office:value-type="string">
            <text:p text:style-name="P45">AndikaBase6</text:p>
          </table:table-cell>
        </table:table-row>
        <table:table-row>
          <table:table-cell table:style-name="Tabela5.A2" table:number-columns-spanned="3" office:value-type="string">
            <text:p text:style-name="P47">Regular</text:p>
          </table:table-cell>
          <table:covered-table-cell/>
          <table:covered-table-cell/>
        </table:table-row>
        <table:table-row>
          <table:table-cell table:style-name="Tabela5.A3" office:value-type="string">
            <text:p text:style-name="P40">0 1 2 3 4 5 6 7 8 9 ↊ ↋</text:p>
          </table:table-cell>
          <table:table-cell table:style-name="Tabela5.B3" office:value-type="string">
            <text:p text:style-name="P40">0 1 2 3 4 5 6 7 8 9 ↊ ↋</text:p>
          </table:table-cell>
          <table:table-cell table:style-name="Tabela5.C3" office:value-type="string">
            <text:p text:style-name="P36">0 1 2 3 4 5 6 7 8 9 ↊ ↋</text:p>
          </table:table-cell>
        </table:table-row>
        <table:table-row>
          <table:table-cell table:style-name="Tabela5.A3" office:value-type="string">
            <text:p text:style-name="P34">ZWJ + 00 01 02 03 04 05</text:p>
          </table:table-cell>
          <table:table-cell table:style-name="Tabela5.B3" office:value-type="string">
            <text:p text:style-name="P34">‍00 ‍01 ‍02 ‍03 ‍04 ‍05</text:p>
          </table:table-cell>
          <table:table-cell table:style-name="Tabela5.C3" office:value-type="string">
            <text:p text:style-name="P38">‍00 ‍01 ‍02 ‍03 ‍04 ‍05</text:p>
          </table:table-cell>
        </table:table-row>
        <table:table-row>
          <table:table-cell table:style-name="Tabela5.A3" office:value-type="string">
            <text:p text:style-name="P34">ZWJ + 10 11 12 13 14 15</text:p>
          </table:table-cell>
          <table:table-cell table:style-name="Tabela5.B3" office:value-type="string">
            <text:p text:style-name="P34">‍10 ‍11 ‍12 ‍13 ‍14 ‍15</text:p>
          </table:table-cell>
          <table:table-cell table:style-name="Tabela5.C3" office:value-type="string">
            <text:p text:style-name="P38">‍10 ‍11 ‍12 ‍13 ‍14 ‍15</text:p>
          </table:table-cell>
        </table:table-row>
        <table:table-row>
          <table:table-cell table:style-name="Tabela5.A3" office:value-type="string">
            <text:p text:style-name="P34">ZWJ + 20 21 22 23 24 25</text:p>
          </table:table-cell>
          <table:table-cell table:style-name="Tabela5.B3" office:value-type="string">
            <text:p text:style-name="P34">‍20 ‍21 ‍22 ‍23 ‍24 ‍25</text:p>
          </table:table-cell>
          <table:table-cell table:style-name="Tabela5.C3" office:value-type="string">
            <text:p text:style-name="P38">‍20 ‍21 ‍22 ‍23 ‍24 ‍25</text:p>
          </table:table-cell>
        </table:table-row>
        <table:table-row>
          <table:table-cell table:style-name="Tabela5.A3" office:value-type="string">
            <text:p text:style-name="P34">ZWJ + 30 31 32 33 34 35</text:p>
          </table:table-cell>
          <table:table-cell table:style-name="Tabela5.B3" office:value-type="string">
            <text:p text:style-name="P34">‍30 ‍31 ‍32 ‍33 ‍34 ‍35</text:p>
          </table:table-cell>
          <table:table-cell table:style-name="Tabela5.C3" office:value-type="string">
            <text:p text:style-name="P38">‍30 ‍31 ‍32 ‍33 ‍34 ‍35</text:p>
          </table:table-cell>
        </table:table-row>
        <table:table-row>
          <table:table-cell table:style-name="Tabela5.A3" office:value-type="string">
            <text:p text:style-name="P34">ZWJ + 40 41 42 43 44 45</text:p>
          </table:table-cell>
          <table:table-cell table:style-name="Tabela5.B3" office:value-type="string">
            <text:p text:style-name="P34">‍40 ‍41 ‍42 ‍43 ‍44 ‍45</text:p>
          </table:table-cell>
          <table:table-cell table:style-name="Tabela5.C3" office:value-type="string">
            <text:p text:style-name="P38">‍40 ‍41 ‍42 ‍43 ‍44 ‍45</text:p>
          </table:table-cell>
        </table:table-row>
        <table:table-row>
          <table:table-cell table:style-name="Tabela5.A9" office:value-type="string">
            <text:p text:style-name="P34">ZWJ + 50 51 52 53 54 55</text:p>
          </table:table-cell>
          <table:table-cell table:style-name="Tabela5.B9" office:value-type="string">
            <text:p text:style-name="P34">‍50 ‍51 ‍52 ‍53 ‍54 ‍55</text:p>
          </table:table-cell>
          <table:table-cell table:style-name="Tabela5.C9" office:value-type="string">
            <text:p text:style-name="P38">‍50 ‍51 ‍52 ‍53 ‍54 ‍55</text:p>
          </table:table-cell>
        </table:table-row>
      </table:table>
      <table:table table:name="Tabela6" table:style-name="Tabela6">
        <table:table-column table:style-name="Tabela6.A" table:number-columns-repeated="3"/>
        <table:table-row>
          <table:table-cell table:style-name="Tabela6.A1" table:number-columns-spanned="3" office:value-type="string">
            <text:p text:style-name="P46">Superscript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41">⁰ ¹ ² ³ ⁴ ⁵ ⁶ ⁷ ⁸ ⁹</text:p>
          </table:table-cell>
          <table:table-cell table:style-name="Tabela6.B2" office:value-type="string">
            <text:p text:style-name="P41">⁰ ¹ ² ³ ⁴ ⁵ ⁶ ⁷ ⁸ ⁹</text:p>
          </table:table-cell>
          <table:table-cell table:style-name="Tabela6.C2" office:value-type="string">
            <text:p text:style-name="P37">⁰ ¹ ² ³ ⁴ ⁵ ⁶ ⁷ ⁸ ⁹</text:p>
          </table:table-cell>
        </table:table-row>
        <table:table-row>
          <table:table-cell table:style-name="Tabela6.A2" office:value-type="string">
            <text:p text:style-name="P34">ZWJ + ⁰⁰ ⁰¹ ⁰² ⁰³ ⁰⁴ ⁰⁵</text:p>
          </table:table-cell>
          <table:table-cell table:style-name="Tabela6.B2" office:value-type="string">
            <text:p text:style-name="P34">‍⁰⁰ ‍⁰¹ ‍⁰² ‍⁰³ ‍⁰⁴ ‍⁰⁵</text:p>
          </table:table-cell>
          <table:table-cell table:style-name="Tabela6.C2" office:value-type="string">
            <text:p text:style-name="P39">‍⁰⁰ ‍⁰¹ ‍⁰² ‍⁰³ ‍⁰⁴ ‍⁰⁵</text:p>
          </table:table-cell>
        </table:table-row>
        <table:table-row>
          <table:table-cell table:style-name="Tabela6.A2" office:value-type="string">
            <text:p text:style-name="P34">ZWJ + ¹⁰ ¹¹ ¹² ¹³ ¹⁴ ¹⁵</text:p>
          </table:table-cell>
          <table:table-cell table:style-name="Tabela6.B2" office:value-type="string">
            <text:p text:style-name="P34">‍¹⁰ ‍¹¹ ‍¹² ‍¹³ ‍¹⁴ ‍¹⁵</text:p>
          </table:table-cell>
          <table:table-cell table:style-name="Tabela6.C2" office:value-type="string">
            <text:p text:style-name="P39">‍¹⁰ ‍¹¹ ‍¹² ‍¹³ ‍¹⁴ ‍¹⁵</text:p>
          </table:table-cell>
        </table:table-row>
        <table:table-row>
          <table:table-cell table:style-name="Tabela6.A2" office:value-type="string">
            <text:p text:style-name="P34">ZWJ + ²⁰ ²¹ ²² ²³ ²⁴ ²⁵</text:p>
          </table:table-cell>
          <table:table-cell table:style-name="Tabela6.B2" office:value-type="string">
            <text:p text:style-name="P34">‍²⁰ ‍²¹ ‍²² ‍²³ ‍²⁴ ‍²⁵</text:p>
          </table:table-cell>
          <table:table-cell table:style-name="Tabela6.C2" office:value-type="string">
            <text:p text:style-name="P39">‍²⁰ ‍²¹ ‍²² ‍²³ ‍²⁴ ‍²⁵</text:p>
          </table:table-cell>
        </table:table-row>
        <table:table-row>
          <table:table-cell table:style-name="Tabela6.A2" office:value-type="string">
            <text:p text:style-name="P34">ZWJ + ³⁰ ³¹ ³² ³³ ³⁴ ³⁵</text:p>
          </table:table-cell>
          <table:table-cell table:style-name="Tabela6.B2" office:value-type="string">
            <text:p text:style-name="P34">‍³⁰ ‍³¹ ‍³² ‍³³ ‍³⁴ ‍³⁵</text:p>
          </table:table-cell>
          <table:table-cell table:style-name="Tabela6.C2" office:value-type="string">
            <text:p text:style-name="P39">‍³⁰ ‍³¹ ‍³² ‍³³ ‍³⁴ ‍³⁵</text:p>
          </table:table-cell>
        </table:table-row>
        <table:table-row>
          <table:table-cell table:style-name="Tabela6.A2" office:value-type="string">
            <text:p text:style-name="P34">ZWJ + ⁴⁰ ⁴¹ ⁴² ⁴³ ⁴⁴ ⁴⁵</text:p>
          </table:table-cell>
          <table:table-cell table:style-name="Tabela6.B2" office:value-type="string">
            <text:p text:style-name="P34">‍⁴⁰ ‍⁴¹ ‍⁴² ‍⁴³ ‍⁴⁴ ‍⁴⁵</text:p>
          </table:table-cell>
          <table:table-cell table:style-name="Tabela6.C2" office:value-type="string">
            <text:p text:style-name="P39">‍⁴⁰ ‍⁴¹ ‍⁴² ‍⁴³ ‍⁴⁴ ‍⁴⁵</text:p>
          </table:table-cell>
        </table:table-row>
        <table:table-row>
          <table:table-cell table:style-name="Tabela6.A8" office:value-type="string">
            <text:p text:style-name="P34">ZWJ + ⁵⁰ ⁵¹ ⁵² ⁵³ ⁵⁴ ⁵⁵</text:p>
          </table:table-cell>
          <table:table-cell table:style-name="Tabela6.B8" office:value-type="string">
            <text:p text:style-name="P34">‍⁵⁰ ‍⁵¹ ‍⁵² ‍⁵³ ‍⁵⁴ ‍⁵⁵</text:p>
          </table:table-cell>
          <table:table-cell table:style-name="Tabela6.C8" office:value-type="string">
            <text:p text:style-name="P39">‍⁵⁰ ‍⁵¹ ‍⁵² ‍⁵³ ‍⁵⁴ ‍⁵⁵</text:p>
          </table:table-cell>
        </table:table-row>
      </table:table>
      <table:table table:name="Tabela7" table:style-name="Tabela7">
        <table:table-column table:style-name="Tabela7.A" table:number-columns-repeated="3"/>
        <table:table-row>
          <table:table-cell table:style-name="Tabela7.A1" table:number-columns-spanned="3" office:value-type="string">
            <text:p text:style-name="P46">Subscript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41">₀ ₁ ₂ ₃ ₄ ₅ ₆ ₇ ₈ ₉</text:p>
          </table:table-cell>
          <table:table-cell table:style-name="Tabela7.B2" office:value-type="string">
            <text:p text:style-name="P41">₀ ₁ ₂ ₃ ₄ ₅ ₆ ₇ ₈ ₉</text:p>
          </table:table-cell>
          <table:table-cell table:style-name="Tabela7.C2" office:value-type="string">
            <text:p text:style-name="P37">₀ ₁ ₂ ₃ ₄ ₅ ₆ ₇ ₈ ₉</text:p>
          </table:table-cell>
        </table:table-row>
        <table:table-row>
          <table:table-cell table:style-name="Tabela7.A2" office:value-type="string">
            <text:p text:style-name="P34">ZWJ + ₀₀ ₀₁ ₀₂ ₀₃ ₀₄ ₀₅</text:p>
          </table:table-cell>
          <table:table-cell table:style-name="Tabela7.B2" office:value-type="string">
            <text:p text:style-name="P34">‍₀₀ ‍₀₁ ‍₀₂ ‍₀₃ ‍₀₄ ‍₀₅</text:p>
          </table:table-cell>
          <table:table-cell table:style-name="Tabela7.C2" office:value-type="string">
            <text:p text:style-name="P39">‍₀₀ ‍₀₁ ‍₀₂ ‍₀₃ ‍₀₄ ‍₀₅</text:p>
          </table:table-cell>
        </table:table-row>
        <table:table-row>
          <table:table-cell table:style-name="Tabela7.A2" office:value-type="string">
            <text:p text:style-name="P34">ZWJ + ₁₀ ₁₁ ₁₂ ₁₃ ₁₄ ₁₅</text:p>
          </table:table-cell>
          <table:table-cell table:style-name="Tabela7.B2" office:value-type="string">
            <text:p text:style-name="P34">‍₁₀ ‍₁₁ ‍₁₂ ‍₁₃ ‍₁₄ ‍₁₅</text:p>
          </table:table-cell>
          <table:table-cell table:style-name="Tabela7.C2" office:value-type="string">
            <text:p text:style-name="P39">‍₁₀ ‍₁₁ ‍₁₂ ‍₁₃ ‍₁₄ ‍₁₅</text:p>
          </table:table-cell>
        </table:table-row>
        <table:table-row>
          <table:table-cell table:style-name="Tabela7.A2" office:value-type="string">
            <text:p text:style-name="P34">ZWJ + ₂₀ ₂₁ ₂₂ ₂₃ ₂₄ ₂₅</text:p>
          </table:table-cell>
          <table:table-cell table:style-name="Tabela7.B2" office:value-type="string">
            <text:p text:style-name="P34">‍₂₀ ‍₂₁ ‍₂₂ ‍₂₃ ‍₂₄ ‍₂₅</text:p>
          </table:table-cell>
          <table:table-cell table:style-name="Tabela7.C2" office:value-type="string">
            <text:p text:style-name="P39">‍₂₀ ‍₂₁ ‍₂₂ ‍₂₃ ‍₂₄ ‍₂₅</text:p>
          </table:table-cell>
        </table:table-row>
        <table:table-row>
          <table:table-cell table:style-name="Tabela7.A2" office:value-type="string">
            <text:p text:style-name="P34">ZWJ + ₃₀ ₃₁ ₃₂ ₃₃ ₃₄ ₃₅</text:p>
          </table:table-cell>
          <table:table-cell table:style-name="Tabela7.B2" office:value-type="string">
            <text:p text:style-name="P34">‍₃₀ ‍₃₁ ‍₃₂ ‍₃₃ ‍₃₄ ‍₃₅</text:p>
          </table:table-cell>
          <table:table-cell table:style-name="Tabela7.C2" office:value-type="string">
            <text:p text:style-name="P39">‍₃₀ ‍₃₁ ‍₃₂ ‍₃₃ ‍₃₄ ‍₃₅</text:p>
          </table:table-cell>
        </table:table-row>
        <table:table-row>
          <table:table-cell table:style-name="Tabela7.A2" office:value-type="string">
            <text:p text:style-name="P34">ZWJ + ₄₀ ₄₁ ₄₂ ₄₃ ₄₄ ₄₅</text:p>
          </table:table-cell>
          <table:table-cell table:style-name="Tabela7.B2" office:value-type="string">
            <text:p text:style-name="P34">‍₄₀ ‍₄₁ ‍₄₂ ‍₄₃ ‍₄₄ ‍₄₅</text:p>
          </table:table-cell>
          <table:table-cell table:style-name="Tabela7.C2" office:value-type="string">
            <text:p text:style-name="P39">‍₄₀ ‍₄₁ ‍₄₂ ‍₄₃ ‍₄₄ ‍₄₅</text:p>
          </table:table-cell>
        </table:table-row>
        <table:table-row>
          <table:table-cell table:style-name="Tabela7.A8" office:value-type="string">
            <text:p text:style-name="P34">ZWJ + ₅₀ ₅₁ ₅₂ ₅₃ ₅₄ ₅₅</text:p>
          </table:table-cell>
          <table:table-cell table:style-name="Tabela7.B8" office:value-type="string">
            <text:p text:style-name="P34">‍₅₀ ‍₅₁ ‍₅₂ ‍₅₃ ‍₅₄ ‍₅₅</text:p>
          </table:table-cell>
          <table:table-cell table:style-name="Tabela7.C8" office:value-type="string">
            <text:p text:style-name="P39">‍₅₀ ‍₅₁ ‍₅₂ ‍₅₃ ‍₅₄ ‍₅₅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ndika Base36" svg:font-family="'Andika Base36'" style:font-pitch="variable"/>
    <style:font-face style:name="Andika Base6" svg:font-family="'Andika Base6'" style:font-pitch="variable"/>
    <style:font-face style:name="Andika Base6:frac" svg:font-family="'Andika Base6:frac'" style:font-pitch="variable"/>
    <style:font-face style:name="Andika Tauga" svg:font-family="'Andika Tauga'"/>
    <style:font-face style:name="Andika Tauga1" svg:font-family="'Andika Tauga'" style:font-pitch="variable"/>
    <style:font-face style:name="Andika1" svg:font-family="Andika" style:font-adornments="Regular" style:font-pitch="variable"/>
    <style:font-face style:name="Cascadia Mono Tauga" svg:font-family="'Cascadia Mono Tauga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ndika1" fo:font-family="Andika" style:font-style-name="Regular" style:font-pitch="variable" fo:language="en" fo:country="G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 Tauga" fo:font-family="'Andika Tauga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ndika Tauga" fo:font-family="'Andika Tauga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14:56.524347166</meta:creation-date>
    <dc:date>2023-03-01T17:46:10.847778844</dc:date>
    <meta:editing-duration>PT1H27M6S</meta:editing-duration>
    <meta:editing-cycles>17</meta:editing-cycles>
    <meta:generator>LibreOffice/7.5.0.3$Linux_X86_64 LibreOffice_project/50$Build-3</meta:generator>
    <meta:document-statistic meta:table-count="7" meta:image-count="0" meta:object-count="0" meta:page-count="3" meta:paragraph-count="512" meta:word-count="1737" meta:character-count="4266" meta:non-whitespace-character-count="3596"/>
  </office:meta>
</office:document-meta>
</file>